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79448" fo:border="0.06pt solid #000000"/>
    </style:style>
    <style:style style:name="ce10" style:family="table-cell" style:parent-style-name="Default">
      <style:table-cell-properties fo:background-color="#add58a" fo:border="0.06pt solid #000000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e8ac7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2e0ae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1">
            <text:p>Q4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8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16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32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64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128</text:p>
          </table:table-cell>
          <table:covered-table-cell table:style-name="ce6"/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Q256</text:p>
          </table:table-cell>
          <table:covered-table-cell table:style-name="ce6"/>
          <table:covered-table-cell table:number-columns-repeated="4"/>
          <table:table-cell table:number-columns-repeated="97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teration=10</text:p>
          </table:table-cell>
          <table:covered-table-cell/>
          <table:table-cell table:style-name="ce4" office:value-type="string" calcext:value-type="string" table:number-columns-spanned="2" table:number-rows-spanned="1">
            <text:p>Iteration=25</text:p>
          </table:table-cell>
          <table:covered-table-cell/>
          <table:table-cell table:style-name="ce4" office:value-type="string" calcext:value-type="string" table:number-columns-spanned="2" table:number-rows-spanned="1">
            <text:p>Iteration=50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/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style-name="ce5" office:value-type="string" calcext:value-type="string">
            <text:p>ARM</text:p>
          </table:table-cell>
          <table:table-cell table:style-name="ce7" office:value-type="string" calcext:value-type="string">
            <text:p>Denver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2352" calcext:value-type="float">
            <text:p>0.012352</text:p>
          </table:table-cell>
          <table:table-cell office:value-type="float" office:value="0.023488" calcext:value-type="float">
            <text:p>0.023488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71648" calcext:value-type="float">
            <text:p>0.071648</text:p>
          </table:table-cell>
          <table:table-cell office:value-type="float" office:value="0.050751" calcext:value-type="float">
            <text:p>0.050751</text:p>
          </table:table-cell>
          <table:table-cell office:value-type="float" office:value="0.126943" calcext:value-type="float">
            <text:p>0.126943</text:p>
          </table:table-cell>
          <table:table-cell/>
          <table:table-cell office:value-type="float" office:value="0.07056" calcext:value-type="float">
            <text:p>0.07056</text:p>
          </table:table-cell>
          <table:table-cell office:value-type="float" office:value="0.17328" calcext:value-type="float">
            <text:p>0.17328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413342" calcext:value-type="float">
            <text:p>0.413342</text:p>
          </table:table-cell>
          <table:table-cell office:value-type="float" office:value="0.348478" calcext:value-type="float">
            <text:p>0.348478</text:p>
          </table:table-cell>
          <table:table-cell table:style-name="Default" office:value-type="float" office:value="0.819771" calcext:value-type="float">
            <text:p>0.819771</text:p>
          </table:table-cell>
          <table:table-cell table:style-name="Default"/>
          <table:table-cell office:value-type="float" office:value="29.920953" calcext:value-type="float">
            <text:p>29.920953</text:p>
          </table:table-cell>
          <table:table-cell office:value-type="float" office:value="48.199879" calcext:value-type="float">
            <text:p>48.199879</text:p>
          </table:table-cell>
          <table:table-cell office:value-type="float" office:value="70.914583" calcext:value-type="float">
            <text:p>70.914583</text:p>
          </table:table-cell>
          <table:table-cell office:value-type="float" office:value="96.018935" calcext:value-type="float">
            <text:p>96.018935</text:p>
          </table:table-cell>
          <table:table-cell table:style-name="ce17" office:value-type="float" office:value="141.317968" calcext:value-type="float">
            <text:p>141.317968</text:p>
          </table:table-cell>
          <table:table-cell table:style-name="Default" office:value-type="float" office:value="98.225612" calcext:value-type="float">
            <text:p>98.225612</text:p>
          </table:table-cell>
          <table:table-cell/>
          <table:table-cell office:value-type="float" office:value="306.084735" calcext:value-type="float">
            <text:p>306.084735</text:p>
          </table:table-cell>
          <table:table-cell office:value-type="float" office:value="349.553217" calcext:value-type="float">
            <text:p>349.553217</text:p>
          </table:table-cell>
          <table:table-cell office:value-type="float" office:value="750.427183" calcext:value-type="float">
            <text:p>750.427183</text:p>
          </table:table-cell>
          <table:table-cell office:value-type="float" office:value="592.794771" calcext:value-type="float">
            <text:p>592.794771</text:p>
          </table:table-cell>
          <table:table-cell office:value-type="float" office:value="1497.415663" calcext:value-type="float">
            <text:p>1497.415663</text:p>
          </table:table-cell>
          <table:table-cell table:style-name="Default" office:value-type="float" office:value="1676.190593" calcext:value-type="float">
            <text:p>1676.190593</text:p>
          </table:table-cell>
          <table:table-cell/>
          <table:table-cell office:value-type="float" office:value="2365.41288" calcext:value-type="float">
            <text:p>2365.41288</text:p>
          </table:table-cell>
          <table:table-cell office:value-type="float" office:value="1620.268231" calcext:value-type="float">
            <text:p>1620.268231</text:p>
          </table:table-cell>
          <table:table-cell office:value-type="float" office:value="5952.384726" calcext:value-type="float">
            <text:p>5952.384726</text:p>
          </table:table-cell>
          <table:table-cell office:value-type="float" office:value="3470.573475" calcext:value-type="float">
            <text:p>3470.573475</text:p>
          </table:table-cell>
          <table:table-cell office:value-type="float" office:value="11866.00472" calcext:value-type="float">
            <text:p>11866.00472</text:p>
          </table:table-cell>
          <table:table-cell table:style-name="Default" office:value-type="float" office:value="7033.449485" calcext:value-type="float">
            <text:p>7033.449485</text:p>
          </table:table-cell>
          <table:table-cell table:style-name="Default"/>
          <table:table-cell office:value-type="float" office:value="19009.987975" calcext:value-type="float">
            <text:p>19009.987975</text:p>
          </table:table-cell>
          <table:table-cell office:value-type="float" office:value="12286.687193" calcext:value-type="float">
            <text:p>12286.687193</text:p>
          </table:table-cell>
          <table:table-cell office:value-type="float" office:value="47631.58019" calcext:value-type="float">
            <text:p>47631.58019</text:p>
          </table:table-cell>
          <table:table-cell office:value-type="float" office:value="26916.823952" calcext:value-type="float">
            <text:p>26916.823952</text:p>
          </table:table-cell>
          <table:table-cell office:value-type="float" office:value="96727.943951" calcext:value-type="float">
            <text:p>96727.943951</text:p>
          </table:table-cell>
          <table:table-cell office:value-type="float" office:value="46449.444191" calcext:value-type="float">
            <text:p>46449.444191</text:p>
          </table:table-cell>
          <table:table-cell table:style-name="Default"/>
          <table:table-cell office:value-type="float" office:value="129086.070692" calcext:value-type="float">
            <text:p>129086.070692</text:p>
          </table:table-cell>
          <table:table-cell office:value-type="float" office:value="81064.1383" calcext:value-type="float">
            <text:p>81064.1383</text:p>
          </table:table-cell>
          <table:table-cell office:value-type="float" office:value="335270.878812" calcext:value-type="float">
            <text:p>335270.878812</text:p>
          </table:table-cell>
          <table:table-cell office:value-type="float" office:value="204750.920411" calcext:value-type="float">
            <text:p>204750.920411</text:p>
          </table:table-cell>
          <table:table-cell office:value-type="float" office:value="650366.894921" calcext:value-type="float">
            <text:p>650366.894921</text:p>
          </table:table-cell>
          <table:table-cell office:value-type="float" office:value="388602.659188" calcext:value-type="float">
            <text:p>388602.65918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744" calcext:value-type="float">
            <text:p>0.011744</text:p>
          </table:table-cell>
          <table:table-cell office:value-type="float" office:value="0.105984" calcext:value-type="float">
            <text:p>0.105984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51008" calcext:value-type="float">
            <text:p>0.051008</text:p>
          </table:table-cell>
          <table:table-cell office:value-type="float" office:value="0.044928" calcext:value-type="float">
            <text:p>0.044928</text:p>
          </table:table-cell>
          <table:table-cell office:value-type="float" office:value="0.131679" calcext:value-type="float">
            <text:p>0.131679</text:p>
          </table:table-cell>
          <table:table-cell/>
          <table:table-cell office:value-type="float" office:value="0.068576" calcext:value-type="float">
            <text:p>0.068576</text:p>
          </table:table-cell>
          <table:table-cell office:value-type="float" office:value="0.185183" calcext:value-type="float">
            <text:p>0.185183</text:p>
          </table:table-cell>
          <table:table-cell office:value-type="float" office:value="0.164383" calcext:value-type="float">
            <text:p>0.164383</text:p>
          </table:table-cell>
          <table:table-cell office:value-type="float" office:value="0.430398" calcext:value-type="float">
            <text:p>0.430398</text:p>
          </table:table-cell>
          <table:table-cell table:style-name="Default" office:value-type="float" office:value="0.334302" calcext:value-type="float">
            <text:p>0.334302</text:p>
          </table:table-cell>
          <table:table-cell table:style-name="Default" office:value-type="float" office:value="0.828796" calcext:value-type="float">
            <text:p>0.828796</text:p>
          </table:table-cell>
          <table:table-cell table:style-name="Default"/>
          <table:table-cell office:value-type="float" office:value="29.3552" calcext:value-type="float">
            <text:p>29.3552</text:p>
          </table:table-cell>
          <table:table-cell office:value-type="float" office:value="57.26088" calcext:value-type="float">
            <text:p>57.26088</text:p>
          </table:table-cell>
          <table:table-cell office:value-type="float" office:value="70.838487" calcext:value-type="float">
            <text:p>70.838487</text:p>
          </table:table-cell>
          <table:table-cell office:value-type="float" office:value="97.912525" calcext:value-type="float">
            <text:p>97.912525</text:p>
          </table:table-cell>
          <table:table-cell table:style-name="Default" office:value-type="float" office:value="140.690291" calcext:value-type="float">
            <text:p>140.690291</text:p>
          </table:table-cell>
          <table:table-cell table:style-name="Default" office:value-type="float" office:value="98.591593" calcext:value-type="float">
            <text:p>98.591593</text:p>
          </table:table-cell>
          <table:table-cell/>
          <table:table-cell office:value-type="float" office:value="299.969159" calcext:value-type="float">
            <text:p>299.969159</text:p>
          </table:table-cell>
          <table:table-cell office:value-type="float" office:value="306.006961" calcext:value-type="float">
            <text:p>306.006961</text:p>
          </table:table-cell>
          <table:table-cell office:value-type="float" office:value="746.642595" calcext:value-type="float">
            <text:p>746.642595</text:p>
          </table:table-cell>
          <table:table-cell office:value-type="float" office:value="585.765975" calcext:value-type="float">
            <text:p>585.765975</text:p>
          </table:table-cell>
          <table:table-cell table:style-name="Default" office:value-type="float" office:value="1493.768994" calcext:value-type="float">
            <text:p>1493.768994</text:p>
          </table:table-cell>
          <table:table-cell office:value-type="float" office:value="1660.672463" calcext:value-type="float">
            <text:p>1660.672463</text:p>
          </table:table-cell>
          <table:table-cell/>
          <table:table-cell office:value-type="float" office:value="2367.345591" calcext:value-type="float">
            <text:p>2367.345591</text:p>
          </table:table-cell>
          <table:table-cell office:value-type="float" office:value="1282.922374" calcext:value-type="float">
            <text:p>1282.922374</text:p>
          </table:table-cell>
          <table:table-cell office:value-type="float" office:value="5983.562359" calcext:value-type="float">
            <text:p>5983.562359</text:p>
          </table:table-cell>
          <table:table-cell office:value-type="float" office:value="3097.301714" calcext:value-type="float">
            <text:p>3097.301714</text:p>
          </table:table-cell>
          <table:table-cell table:style-name="Default" office:value-type="float" office:value="11903.783792" calcext:value-type="float">
            <text:p>11903.783792</text:p>
          </table:table-cell>
          <table:table-cell table:style-name="Default" office:value-type="float" office:value="7783.967834" calcext:value-type="float">
            <text:p>7783.967834</text:p>
          </table:table-cell>
          <table:table-cell table:style-name="Default"/>
          <table:table-cell office:value-type="float" office:value="19011.931122" calcext:value-type="float">
            <text:p>19011.931122</text:p>
          </table:table-cell>
          <table:table-cell office:value-type="float" office:value="11475.471803" calcext:value-type="float">
            <text:p>11475.471803</text:p>
          </table:table-cell>
          <table:table-cell office:value-type="float" office:value="50185.264101" calcext:value-type="float">
            <text:p>50185.264101</text:p>
          </table:table-cell>
          <table:table-cell office:value-type="float" office:value="28303.678261" calcext:value-type="float">
            <text:p>28303.678261</text:p>
          </table:table-cell>
          <table:table-cell table:style-name="Default" office:value-type="float" office:value="97870.37846" calcext:value-type="float">
            <text:p>97870.37846</text:p>
          </table:table-cell>
          <table:table-cell office:value-type="float" office:value="53630.169135" calcext:value-type="float">
            <text:p>53630.169135</text:p>
          </table:table-cell>
          <table:table-cell table:style-name="Default"/>
          <table:table-cell office:value-type="float" office:value="138124.32948" calcext:value-type="float">
            <text:p>138124.32948</text:p>
          </table:table-cell>
          <table:table-cell office:value-type="float" office:value="83771.266839" calcext:value-type="float">
            <text:p>83771.266839</text:p>
          </table:table-cell>
          <table:table-cell office:value-type="float" office:value="325088.149111" calcext:value-type="float">
            <text:p>325088.149111</text:p>
          </table:table-cell>
          <table:table-cell office:value-type="float" office:value="206453.42719" calcext:value-type="float">
            <text:p>206453.42719</text:p>
          </table:table-cell>
          <table:table-cell table:style-name="Default" office:value-type="float" office:value="671926.295512" calcext:value-type="float">
            <text:p>671926.295512</text:p>
          </table:table-cell>
          <table:table-cell office:value-type="float" office:value="400089.351647" calcext:value-type="float">
            <text:p>400089.351647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392" calcext:value-type="float">
            <text:p>0.011392</text:p>
          </table:table-cell>
          <table:table-cell office:value-type="float" office:value="0.022432" calcext:value-type="float">
            <text:p>0.022432</text:p>
          </table:table-cell>
          <table:table-cell office:value-type="float" office:value="0.023264" calcext:value-type="float">
            <text:p>0.023264</text:p>
          </table:table-cell>
          <table:table-cell office:value-type="float" office:value="0.05264" calcext:value-type="float">
            <text:p>0.05264</text:p>
          </table:table-cell>
          <table:table-cell office:value-type="float" office:value="0.042624" calcext:value-type="float">
            <text:p>0.042624</text:p>
          </table:table-cell>
          <table:table-cell office:value-type="float" office:value="0.156383" calcext:value-type="float">
            <text:p>0.156383</text:p>
          </table:table-cell>
          <table:table-cell/>
          <table:table-cell office:value-type="float" office:value="0.069631" calcext:value-type="float">
            <text:p>0.069631</text:p>
          </table:table-cell>
          <table:table-cell office:value-type="float" office:value="0.169663" calcext:value-type="float">
            <text:p>0.169663</text:p>
          </table:table-cell>
          <table:table-cell office:value-type="float" office:value="0.167839" calcext:value-type="float">
            <text:p>0.167839</text:p>
          </table:table-cell>
          <table:table-cell table:style-name="Default" office:value-type="float" office:value="0.371518" calcext:value-type="float">
            <text:p>0.371518</text:p>
          </table:table-cell>
          <table:table-cell table:style-name="Default" office:value-type="float" office:value="0.334782" calcext:value-type="float">
            <text:p>0.334782</text:p>
          </table:table-cell>
          <table:table-cell table:style-name="Default" office:value-type="float" office:value="0.830908" calcext:value-type="float">
            <text:p>0.830908</text:p>
          </table:table-cell>
          <table:table-cell table:style-name="Default"/>
          <table:table-cell office:value-type="float" office:value="28.727177" calcext:value-type="float">
            <text:p>28.727177</text:p>
          </table:table-cell>
          <table:table-cell office:value-type="float" office:value="40.269179" calcext:value-type="float">
            <text:p>40.269179</text:p>
          </table:table-cell>
          <table:table-cell office:value-type="float" office:value="70.481913" calcext:value-type="float">
            <text:p>70.481913</text:p>
          </table:table-cell>
          <table:table-cell office:value-type="float" office:value="96.721587" calcext:value-type="float">
            <text:p>96.721587</text:p>
          </table:table-cell>
          <table:table-cell table:style-name="Default" office:value-type="float" office:value="141.410384" calcext:value-type="float">
            <text:p>141.410384</text:p>
          </table:table-cell>
          <table:table-cell office:value-type="float" office:value="98.511498" calcext:value-type="float">
            <text:p>98.511498</text:p>
          </table:table-cell>
          <table:table-cell/>
          <table:table-cell office:value-type="float" office:value="303.229251" calcext:value-type="float">
            <text:p>303.229251</text:p>
          </table:table-cell>
          <table:table-cell office:value-type="float" office:value="208.481201" calcext:value-type="float">
            <text:p>208.481201</text:p>
          </table:table-cell>
          <table:table-cell office:value-type="float" office:value="749.312245" calcext:value-type="float">
            <text:p>749.312245</text:p>
          </table:table-cell>
          <table:table-cell office:value-type="float" office:value="689.965156" calcext:value-type="float">
            <text:p>689.965156</text:p>
          </table:table-cell>
          <table:table-cell table:style-name="Default" office:value-type="float" office:value="1498.566249" calcext:value-type="float">
            <text:p>1498.566249</text:p>
          </table:table-cell>
          <table:table-cell table:style-name="Default" office:value-type="float" office:value="1666.87656" calcext:value-type="float">
            <text:p>1666.87656</text:p>
          </table:table-cell>
          <table:table-cell/>
          <table:table-cell office:value-type="float" office:value="2367.456778" calcext:value-type="float">
            <text:p>2367.456778</text:p>
          </table:table-cell>
          <table:table-cell office:value-type="float" office:value="1299.569424" calcext:value-type="float">
            <text:p>1299.569424</text:p>
          </table:table-cell>
          <table:table-cell office:value-type="float" office:value="5951.180636" calcext:value-type="float">
            <text:p>5951.180636</text:p>
          </table:table-cell>
          <table:table-cell office:value-type="float" office:value="3926.450639" calcext:value-type="float">
            <text:p>3926.450639</text:p>
          </table:table-cell>
          <table:table-cell table:style-name="Default" office:value-type="float" office:value="11906.323938" calcext:value-type="float">
            <text:p>11906.323938</text:p>
          </table:table-cell>
          <table:table-cell office:value-type="float" office:value="7944.139978" calcext:value-type="float">
            <text:p>7944.139978</text:p>
          </table:table-cell>
          <table:table-cell table:style-name="Default"/>
          <table:table-cell office:value-type="float" office:value="19122.975578" calcext:value-type="float">
            <text:p>19122.975578</text:p>
          </table:table-cell>
          <table:table-cell office:value-type="float" office:value="16147.03968" calcext:value-type="float">
            <text:p>16147.03968</text:p>
          </table:table-cell>
          <table:table-cell office:value-type="float" office:value="47733.542491" calcext:value-type="float">
            <text:p>47733.542491</text:p>
          </table:table-cell>
          <table:table-cell office:value-type="float" office:value="31098.736096" calcext:value-type="float">
            <text:p>31098.736096</text:p>
          </table:table-cell>
          <table:table-cell table:style-name="Default" office:value-type="float" office:value="101681.969867" calcext:value-type="float">
            <text:p>101681.969867</text:p>
          </table:table-cell>
          <table:table-cell office:value-type="float" office:value="58995.665495" calcext:value-type="float">
            <text:p>58995.665495</text:p>
          </table:table-cell>
          <table:table-cell table:style-name="Default"/>
          <table:table-cell office:value-type="float" office:value="131053.743844" calcext:value-type="float">
            <text:p>131053.743844</text:p>
          </table:table-cell>
          <table:table-cell office:value-type="float" office:value="92650.540018" calcext:value-type="float">
            <text:p>92650.540018</text:p>
          </table:table-cell>
          <table:table-cell office:value-type="float" office:value="331765.743371" calcext:value-type="float">
            <text:p>331765.743371</text:p>
          </table:table-cell>
          <table:table-cell office:value-type="float" office:value="205943.596202" calcext:value-type="float">
            <text:p>205943.596202</text:p>
          </table:table-cell>
          <table:table-cell table:style-name="Default" office:value-type="float" office:value="648328.120803" calcext:value-type="float">
            <text:p>648328.120803</text:p>
          </table:table-cell>
          <table:table-cell office:value-type="float" office:value="398394.416163" calcext:value-type="float">
            <text:p>398394.416163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0944" calcext:value-type="float">
            <text:p>0.010944</text:p>
          </table:table-cell>
          <table:table-cell office:value-type="float" office:value="0.045568" calcext:value-type="float">
            <text:p>0.0455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80416" calcext:value-type="float">
            <text:p>0.080416</text:p>
          </table:table-cell>
          <table:table-cell office:value-type="float" office:value="0.043936" calcext:value-type="float">
            <text:p>0.043936</text:p>
          </table:table-cell>
          <table:table-cell office:value-type="float" office:value="0.121343" calcext:value-type="float">
            <text:p>0.121343</text:p>
          </table:table-cell>
          <table:table-cell/>
          <table:table-cell office:value-type="float" office:value="0.069504" calcext:value-type="float">
            <text:p>0.069504</text:p>
          </table:table-cell>
          <table:table-cell office:value-type="float" office:value="0.18064" calcext:value-type="float">
            <text:p>0.18064</text:p>
          </table:table-cell>
          <table:table-cell office:value-type="float" office:value="0.168575" calcext:value-type="float">
            <text:p>0.168575</text:p>
          </table:table-cell>
          <table:table-cell office:value-type="float" office:value="0.505757" calcext:value-type="float">
            <text:p>0.505757</text:p>
          </table:table-cell>
          <table:table-cell table:style-name="Default" office:value-type="float" office:value="0.41587" calcext:value-type="float">
            <text:p>0.41587</text:p>
          </table:table-cell>
          <table:table-cell table:style-name="Default" office:value-type="float" office:value="0.815324" calcext:value-type="float">
            <text:p>0.815324</text:p>
          </table:table-cell>
          <table:table-cell table:style-name="Default"/>
          <table:table-cell office:value-type="float" office:value="31.105034" calcext:value-type="float">
            <text:p>31.105034</text:p>
          </table:table-cell>
          <table:table-cell office:value-type="float" office:value="39.689885" calcext:value-type="float">
            <text:p>39.689885</text:p>
          </table:table-cell>
          <table:table-cell office:value-type="float" office:value="71.197941" calcext:value-type="float">
            <text:p>71.197941</text:p>
          </table:table-cell>
          <table:table-cell office:value-type="float" office:value="96.453941" calcext:value-type="float">
            <text:p>96.453941</text:p>
          </table:table-cell>
          <table:table-cell table:style-name="Default" office:value-type="float" office:value="141.29064" calcext:value-type="float">
            <text:p>141.29064</text:p>
          </table:table-cell>
          <table:table-cell table:style-name="Default" office:value-type="float" office:value="100.406528" calcext:value-type="float">
            <text:p>100.406528</text:p>
          </table:table-cell>
          <table:table-cell/>
          <table:table-cell office:value-type="float" office:value="304.639987" calcext:value-type="float">
            <text:p>304.639987</text:p>
          </table:table-cell>
          <table:table-cell office:value-type="float" office:value="216.617401" calcext:value-type="float">
            <text:p>216.617401</text:p>
          </table:table-cell>
          <table:table-cell office:value-type="float" office:value="747.091137" calcext:value-type="float">
            <text:p>747.091137</text:p>
          </table:table-cell>
          <table:table-cell office:value-type="float" office:value="682.547978" calcext:value-type="float">
            <text:p>682.547978</text:p>
          </table:table-cell>
          <table:table-cell table:style-name="Default" office:value-type="float" office:value="1496.025078" calcext:value-type="float">
            <text:p>1496.025078</text:p>
          </table:table-cell>
          <table:table-cell table:style-name="Default" office:value-type="float" office:value="1673.615662" calcext:value-type="float">
            <text:p>1673.615662</text:p>
          </table:table-cell>
          <table:table-cell/>
          <table:table-cell office:value-type="float" office:value="2368.1782" calcext:value-type="float">
            <text:p>2368.1782</text:p>
          </table:table-cell>
          <table:table-cell office:value-type="float" office:value="1269.56651" calcext:value-type="float">
            <text:p>1269.56651</text:p>
          </table:table-cell>
          <table:table-cell office:value-type="float" office:value="5985.690732" calcext:value-type="float">
            <text:p>5985.690732</text:p>
          </table:table-cell>
          <table:table-cell office:value-type="float" office:value="3955.996184" calcext:value-type="float">
            <text:p>3955.996184</text:p>
          </table:table-cell>
          <table:table-cell table:style-name="Default" office:value-type="float" office:value="11913.447806" calcext:value-type="float">
            <text:p>11913.447806</text:p>
          </table:table-cell>
          <table:table-cell table:style-name="Default" office:value-type="float" office:value="8725.316219" calcext:value-type="float">
            <text:p>8725.316219</text:p>
          </table:table-cell>
          <table:table-cell table:style-name="Default"/>
          <table:table-cell office:value-type="float" office:value="19078.808328" calcext:value-type="float">
            <text:p>19078.808328</text:p>
          </table:table-cell>
          <table:table-cell office:value-type="float" office:value="16491.698834" calcext:value-type="float">
            <text:p>16491.698834</text:p>
          </table:table-cell>
          <table:table-cell office:value-type="float" office:value="47995.816891" calcext:value-type="float">
            <text:p>47995.816891</text:p>
          </table:table-cell>
          <table:table-cell office:value-type="float" office:value="32281.354856" calcext:value-type="float">
            <text:p>32281.354856</text:p>
          </table:table-cell>
          <table:table-cell table:style-name="Default" office:value-type="float" office:value="93563.124043" calcext:value-type="float">
            <text:p>93563.124043</text:p>
          </table:table-cell>
          <table:table-cell office:value-type="float" office:value="58686.706672" calcext:value-type="float">
            <text:p>58686.706672</text:p>
          </table:table-cell>
          <table:table-cell table:style-name="Default"/>
          <table:table-cell office:value-type="float" office:value="133220.480838" calcext:value-type="float">
            <text:p>133220.480838</text:p>
          </table:table-cell>
          <table:table-cell office:value-type="float" office:value="85997.670449" calcext:value-type="float">
            <text:p>85997.670449</text:p>
          </table:table-cell>
          <table:table-cell office:value-type="float" office:value="322295.270513" calcext:value-type="float">
            <text:p>322295.270513</text:p>
          </table:table-cell>
          <table:table-cell office:value-type="float" office:value="206683.788516" calcext:value-type="float">
            <text:p>206683.788516</text:p>
          </table:table-cell>
          <table:table-cell table:style-name="Default" office:value-type="float" office:value="690351.571712" calcext:value-type="float">
            <text:p>690351.571712</text:p>
          </table:table-cell>
          <table:table-cell office:value-type="float" office:value="398310.101388" calcext:value-type="float">
            <text:p>398310.10138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968" calcext:value-type="float">
            <text:p>0.011968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3135" calcext:value-type="float">
            <text:p>0.023135</text:p>
          </table:table-cell>
          <table:table-cell office:value-type="float" office:value="0.073023" calcext:value-type="float">
            <text:p>0.073023</text:p>
          </table:table-cell>
          <table:table-cell office:value-type="float" office:value="0.043712" calcext:value-type="float">
            <text:p>0.043712</text:p>
          </table:table-cell>
          <table:table-cell office:value-type="float" office:value="0.12336" calcext:value-type="float">
            <text:p>0.12336</text:p>
          </table:table-cell>
          <table:table-cell/>
          <table:table-cell office:value-type="float" office:value="0.068992" calcext:value-type="float">
            <text:p>0.068992</text:p>
          </table:table-cell>
          <table:table-cell office:value-type="float" office:value="0.173824" calcext:value-type="float">
            <text:p>0.173824</text:p>
          </table:table-cell>
          <table:table-cell office:value-type="float" office:value="0.164575" calcext:value-type="float">
            <text:p>0.164575</text:p>
          </table:table-cell>
          <table:table-cell office:value-type="float" office:value="0.425022" calcext:value-type="float">
            <text:p>0.425022</text:p>
          </table:table-cell>
          <table:table-cell table:style-name="Default" office:value-type="float" office:value="0.41459" calcext:value-type="float">
            <text:p>0.41459</text:p>
          </table:table-cell>
          <table:table-cell table:style-name="Default" office:value-type="float" office:value="0.900476" calcext:value-type="float">
            <text:p>0.900476</text:p>
          </table:table-cell>
          <table:table-cell table:style-name="Default"/>
          <table:table-cell office:value-type="float" office:value="28.825575" calcext:value-type="float">
            <text:p>28.825575</text:p>
          </table:table-cell>
          <table:table-cell office:value-type="float" office:value="41.840023" calcext:value-type="float">
            <text:p>41.840023</text:p>
          </table:table-cell>
          <table:table-cell office:value-type="float" office:value="70.853783" calcext:value-type="float">
            <text:p>70.853783</text:p>
          </table:table-cell>
          <table:table-cell office:value-type="float" office:value="97.40104" calcext:value-type="float">
            <text:p>97.40104</text:p>
          </table:table-cell>
          <table:table-cell table:style-name="Default" office:value-type="float" office:value="141.908941" calcext:value-type="float">
            <text:p>141.908941</text:p>
          </table:table-cell>
          <table:table-cell table:style-name="Default" office:value-type="float" office:value="99.562564" calcext:value-type="float">
            <text:p>99.562564</text:p>
          </table:table-cell>
          <table:table-cell/>
          <table:table-cell office:value-type="float" office:value="299.131955" calcext:value-type="float">
            <text:p>299.131955</text:p>
          </table:table-cell>
          <table:table-cell office:value-type="float" office:value="216.29545" calcext:value-type="float">
            <text:p>216.29545</text:p>
          </table:table-cell>
          <table:table-cell office:value-type="float" office:value="747.204512" calcext:value-type="float">
            <text:p>747.204512</text:p>
          </table:table-cell>
          <table:table-cell office:value-type="float" office:value="683.499204" calcext:value-type="float">
            <text:p>683.499204</text:p>
          </table:table-cell>
          <table:table-cell table:style-name="Default" office:value-type="float" office:value="1501.237756" calcext:value-type="float">
            <text:p>1501.237756</text:p>
          </table:table-cell>
          <table:table-cell table:style-name="Default" office:value-type="float" office:value="1234.730762" calcext:value-type="float">
            <text:p>1234.730762</text:p>
          </table:table-cell>
          <table:table-cell/>
          <table:table-cell office:value-type="float" office:value="2377.274603" calcext:value-type="float">
            <text:p>2377.274603</text:p>
          </table:table-cell>
          <table:table-cell office:value-type="float" office:value="1935.417269" calcext:value-type="float">
            <text:p>1935.417269</text:p>
          </table:table-cell>
          <table:table-cell office:value-type="float" office:value="5957.824826" calcext:value-type="float">
            <text:p>5957.824826</text:p>
          </table:table-cell>
          <table:table-cell office:value-type="float" office:value="4176.957074" calcext:value-type="float">
            <text:p>4176.957074</text:p>
          </table:table-cell>
          <table:table-cell table:style-name="Default" office:value-type="float" office:value="11869.291519" calcext:value-type="float">
            <text:p>11869.291519</text:p>
          </table:table-cell>
          <table:table-cell table:style-name="Default" office:value-type="float" office:value="8907.21238" calcext:value-type="float">
            <text:p>8907.21238</text:p>
          </table:table-cell>
          <table:table-cell table:style-name="Default"/>
          <table:table-cell office:value-type="float" office:value="19019.768469" calcext:value-type="float">
            <text:p>19019.768469</text:p>
          </table:table-cell>
          <table:table-cell office:value-type="float" office:value="16464.232152" calcext:value-type="float">
            <text:p>16464.232152</text:p>
          </table:table-cell>
          <table:table-cell office:value-type="float" office:value="46907.883158" calcext:value-type="float">
            <text:p>46907.883158</text:p>
          </table:table-cell>
          <table:table-cell office:value-type="float" office:value="32450.322587" calcext:value-type="float">
            <text:p>32450.322587</text:p>
          </table:table-cell>
          <table:table-cell table:style-name="Default" office:value-type="float" office:value="93689.945092" calcext:value-type="float">
            <text:p>93689.945092</text:p>
          </table:table-cell>
          <table:table-cell table:style-name="Default" office:value-type="float" office:value="59534.67431" calcext:value-type="float">
            <text:p>59534.67431</text:p>
          </table:table-cell>
          <table:table-cell table:style-name="Default"/>
          <table:table-cell/>
          <table:table-cell office:value-type="float" office:value="119336.643613" calcext:value-type="float">
            <text:p>119336.643613</text:p>
          </table:table-cell>
          <table:table-cell office:value-type="float" office:value="334201.897459" calcext:value-type="float">
            <text:p>334201.897459</text:p>
          </table:table-cell>
          <table:table-cell office:value-type="float" office:value="206643.217443" calcext:value-type="float">
            <text:p>206643.217443</text:p>
          </table:table-cell>
          <table:table-cell table:style-name="Default" office:value-type="float" office:value="746909.972829" calcext:value-type="float">
            <text:p>746909.972829</text:p>
          </table:table-cell>
          <table:table-cell table:style-name="Default" office:value-type="float" office:value="398234.515429" calcext:value-type="float">
            <text:p>398234.515429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22912" calcext:value-type="float">
            <text:p>0.022912</text:p>
          </table:table-cell>
          <table:table-cell office:value-type="float" office:value="0.066048" calcext:value-type="float">
            <text:p>0.066048</text:p>
          </table:table-cell>
          <table:table-cell office:value-type="float" office:value="0.05056" calcext:value-type="float">
            <text:p>0.05056</text:p>
          </table:table-cell>
          <table:table-cell office:value-type="float" office:value="0.137152" calcext:value-type="float">
            <text:p>0.137152</text:p>
          </table:table-cell>
          <table:table-cell/>
          <table:table-cell office:value-type="float" office:value="0.068928" calcext:value-type="float">
            <text:p>0.068928</text:p>
          </table:table-cell>
          <table:table-cell office:value-type="float" office:value="0.177888" calcext:value-type="float">
            <text:p>0.177888</text:p>
          </table:table-cell>
          <table:table-cell office:value-type="float" office:value="0.170751" calcext:value-type="float">
            <text:p>0.170751</text:p>
          </table:table-cell>
          <table:table-cell table:style-name="Default" office:value-type="float" office:value="0.402014" calcext:value-type="float">
            <text:p>0.402014</text:p>
          </table:table-cell>
          <table:table-cell table:style-name="Default" office:value-type="float" office:value="0.355102" calcext:value-type="float">
            <text:p>0.355102</text:p>
          </table:table-cell>
          <table:table-cell table:style-name="Default" office:value-type="float" office:value="0.884411" calcext:value-type="float">
            <text:p>0.884411</text:p>
          </table:table-cell>
          <table:table-cell table:style-name="Default"/>
          <table:table-cell office:value-type="float" office:value="28.553579" calcext:value-type="float">
            <text:p>28.553579</text:p>
          </table:table-cell>
          <table:table-cell office:value-type="float" office:value="40.167771" calcext:value-type="float">
            <text:p>40.167771</text:p>
          </table:table-cell>
          <table:table-cell office:value-type="float" office:value="71.45522" calcext:value-type="float">
            <text:p>71.45522</text:p>
          </table:table-cell>
          <table:table-cell office:value-type="float" office:value="96.937938" calcext:value-type="float">
            <text:p>96.937938</text:p>
          </table:table-cell>
          <table:table-cell office:value-type="float" office:value="142.023052" calcext:value-type="float">
            <text:p>142.023052</text:p>
          </table:table-cell>
          <table:table-cell table:style-name="Default" office:value-type="float" office:value="100.743487" calcext:value-type="float">
            <text:p>100.743487</text:p>
          </table:table-cell>
          <table:table-cell/>
          <table:table-cell office:value-type="float" office:value="302.959209" calcext:value-type="float">
            <text:p>302.959209</text:p>
          </table:table-cell>
          <table:table-cell office:value-type="float" office:value="282.907135" calcext:value-type="float">
            <text:p>282.907135</text:p>
          </table:table-cell>
          <table:table-cell office:value-type="float" office:value="750.372944" calcext:value-type="float">
            <text:p>750.372944</text:p>
          </table:table-cell>
          <table:table-cell office:value-type="float" office:value="682.84196" calcext:value-type="float">
            <text:p>682.84196</text:p>
          </table:table-cell>
          <table:table-cell office:value-type="float" office:value="1498.994311" calcext:value-type="float">
            <text:p>1498.994311</text:p>
          </table:table-cell>
          <table:table-cell office:value-type="float" office:value="939.624075" calcext:value-type="float">
            <text:p>939.624075</text:p>
          </table:table-cell>
          <table:table-cell/>
          <table:table-cell office:value-type="float" office:value="2378.676214" calcext:value-type="float">
            <text:p>2378.676214</text:p>
          </table:table-cell>
          <table:table-cell office:value-type="float" office:value="2070.158649" calcext:value-type="float">
            <text:p>2070.158649</text:p>
          </table:table-cell>
          <table:table-cell office:value-type="float" office:value="5959.842256" calcext:value-type="float">
            <text:p>5959.842256</text:p>
          </table:table-cell>
          <table:table-cell office:value-type="float" office:value="4171.404174" calcext:value-type="float">
            <text:p>4171.404174</text:p>
          </table:table-cell>
          <table:table-cell office:value-type="float" office:value="11980.695591" calcext:value-type="float">
            <text:p>11980.695591</text:p>
          </table:table-cell>
          <table:table-cell table:style-name="Default" office:value-type="float" office:value="8318.483157" calcext:value-type="float">
            <text:p>8318.483157</text:p>
          </table:table-cell>
          <table:table-cell table:style-name="Default"/>
          <table:table-cell office:value-type="float" office:value="19006.725883" calcext:value-type="float">
            <text:p>19006.725883</text:p>
          </table:table-cell>
          <table:table-cell office:value-type="float" office:value="16494.306687" calcext:value-type="float">
            <text:p>16494.306687</text:p>
          </table:table-cell>
          <table:table-cell office:value-type="float" office:value="51580.687735" calcext:value-type="float">
            <text:p>51580.687735</text:p>
          </table:table-cell>
          <table:table-cell office:value-type="float" office:value="32397.376556" calcext:value-type="float">
            <text:p>32397.376556</text:p>
          </table:table-cell>
          <table:table-cell office:value-type="float" office:value="93655.628299" calcext:value-type="float">
            <text:p>93655.628299</text:p>
          </table:table-cell>
          <table:table-cell office:value-type="float" office:value="59050.577125" calcext:value-type="float">
            <text:p>59050.577125</text:p>
          </table:table-cell>
          <table:table-cell table:style-name="Default"/>
          <table:table-cell office:value-type="float" office:value="135678.254337" calcext:value-type="float">
            <text:p>135678.254337</text:p>
          </table:table-cell>
          <table:table-cell office:value-type="float" office:value="107631.878421" calcext:value-type="float">
            <text:p>107631.878421</text:p>
          </table:table-cell>
          <table:table-cell office:value-type="float" office:value="321833.027738" calcext:value-type="float">
            <text:p>321833.027738</text:p>
          </table:table-cell>
          <table:table-cell office:value-type="float" office:value="206445.479602" calcext:value-type="float">
            <text:p>206445.479602</text:p>
          </table:table-cell>
          <table:table-cell office:value-type="float" office:value="665030.823204" calcext:value-type="float">
            <text:p>665030.823204</text:p>
          </table:table-cell>
          <table:table-cell office:value-type="float" office:value="485159.640175" calcext:value-type="float">
            <text:p>485159.640175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616" calcext:value-type="float">
            <text:p>0.011616</text:p>
          </table:table-cell>
          <table:table-cell office:value-type="float" office:value="0.022208" calcext:value-type="float">
            <text:p>0.022208</text:p>
          </table:table-cell>
          <table:table-cell table:style-name="Default" office:value-type="float" office:value="0.023488" calcext:value-type="float">
            <text:p>0.023488</text:p>
          </table:table-cell>
          <table:table-cell office:value-type="float" office:value="0.069663" calcext:value-type="float">
            <text:p>0.069663</text:p>
          </table:table-cell>
          <table:table-cell office:value-type="float" office:value="0.043904" calcext:value-type="float">
            <text:p>0.043904</text:p>
          </table:table-cell>
          <table:table-cell office:value-type="float" office:value="0.121152" calcext:value-type="float">
            <text:p>0.121152</text:p>
          </table:table-cell>
          <table:table-cell/>
          <table:table-cell office:value-type="float" office:value="0.068128" calcext:value-type="float">
            <text:p>0.068128</text:p>
          </table:table-cell>
          <table:table-cell table:style-name="Default" office:value-type="float" office:value="0.172448" calcext:value-type="float">
            <text:p>0.172448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414365" calcext:value-type="float">
            <text:p>0.414365</text:p>
          </table:table-cell>
          <table:table-cell table:style-name="Default" office:value-type="float" office:value="0.386814" calcext:value-type="float">
            <text:p>0.386814</text:p>
          </table:table-cell>
          <table:table-cell table:style-name="Default" office:value-type="float" office:value="0.826684" calcext:value-type="float">
            <text:p>0.826684</text:p>
          </table:table-cell>
          <table:table-cell table:style-name="Default"/>
          <table:table-cell office:value-type="float" office:value="30.629135" calcext:value-type="float">
            <text:p>30.629135</text:p>
          </table:table-cell>
          <table:table-cell office:value-type="float" office:value="39.200062" calcext:value-type="float">
            <text:p>39.200062</text:p>
          </table:table-cell>
          <table:table-cell office:value-type="float" office:value="71.851634" calcext:value-type="float">
            <text:p>71.851634</text:p>
          </table:table-cell>
          <table:table-cell office:value-type="float" office:value="99.042632" calcext:value-type="float">
            <text:p>99.042632</text:p>
          </table:table-cell>
          <table:table-cell office:value-type="float" office:value="141.277232" calcext:value-type="float">
            <text:p>141.277232</text:p>
          </table:table-cell>
          <table:table-cell office:value-type="float" office:value="99.840643" calcext:value-type="float">
            <text:p>99.840643</text:p>
          </table:table-cell>
          <table:table-cell/>
          <table:table-cell office:value-type="float" office:value="305.455277" calcext:value-type="float">
            <text:p>305.455277</text:p>
          </table:table-cell>
          <table:table-cell office:value-type="float" office:value="283.584446" calcext:value-type="float">
            <text:p>283.584446</text:p>
          </table:table-cell>
          <table:table-cell office:value-type="float" office:value="746.097221" calcext:value-type="float">
            <text:p>746.097221</text:p>
          </table:table-cell>
          <table:table-cell office:value-type="float" office:value="676.710663" calcext:value-type="float">
            <text:p>676.710663</text:p>
          </table:table-cell>
          <table:table-cell office:value-type="float" office:value="1501.07398" calcext:value-type="float">
            <text:p>1501.07398</text:p>
          </table:table-cell>
          <table:table-cell table:style-name="Default" office:value-type="float" office:value="1403.778861" calcext:value-type="float">
            <text:p>1403.778861</text:p>
          </table:table-cell>
          <table:table-cell/>
          <table:table-cell office:value-type="float" office:value="2381.607444" calcext:value-type="float">
            <text:p>2381.607444</text:p>
          </table:table-cell>
          <table:table-cell office:value-type="float" office:value="2069.659096" calcext:value-type="float">
            <text:p>2069.659096</text:p>
          </table:table-cell>
          <table:table-cell office:value-type="float" office:value="5974.609284" calcext:value-type="float">
            <text:p>5974.609284</text:p>
          </table:table-cell>
          <table:table-cell office:value-type="float" office:value="4163.002201" calcext:value-type="float">
            <text:p>4163.002201</text:p>
          </table:table-cell>
          <table:table-cell office:value-type="float" office:value="11895.714617" calcext:value-type="float">
            <text:p>11895.714617</text:p>
          </table:table-cell>
          <table:table-cell office:value-type="float" office:value="8877.87237" calcext:value-type="float">
            <text:p>8877.87237</text:p>
          </table:table-cell>
          <table:table-cell table:style-name="Default"/>
          <table:table-cell office:value-type="float" office:value="18942.005985" calcext:value-type="float">
            <text:p>18942.005985</text:p>
          </table:table-cell>
          <table:table-cell office:value-type="float" office:value="16419.899861" calcext:value-type="float">
            <text:p>16419.899861</text:p>
          </table:table-cell>
          <table:table-cell office:value-type="float" office:value="47458.347972" calcext:value-type="float">
            <text:p>47458.347972</text:p>
          </table:table-cell>
          <table:table-cell office:value-type="float" office:value="32326.228463" calcext:value-type="float">
            <text:p>32326.228463</text:p>
          </table:table-cell>
          <table:table-cell office:value-type="float" office:value="94135.951789" calcext:value-type="float">
            <text:p>94135.951789</text:p>
          </table:table-cell>
          <table:table-cell office:value-type="float" office:value="58978.836095" calcext:value-type="float">
            <text:p>58978.836095</text:p>
          </table:table-cell>
          <table:table-cell table:style-name="Default"/>
          <table:table-cell office:value-type="float" office:value="136212.248785" calcext:value-type="float">
            <text:p>136212.248785</text:p>
          </table:table-cell>
          <table:table-cell office:value-type="float" office:value="124462.753278" calcext:value-type="float">
            <text:p>124462.753278</text:p>
          </table:table-cell>
          <table:table-cell office:value-type="float" office:value="343155.350954" calcext:value-type="float">
            <text:p>343155.350954</text:p>
          </table:table-cell>
          <table:table-cell office:value-type="float" office:value="206971.948115" calcext:value-type="float">
            <text:p>206971.948115</text:p>
          </table:table-cell>
          <table:table-cell office:value-type="float" office:value="670569.804779" calcext:value-type="float">
            <text:p>670569.804779</text:p>
          </table:table-cell>
          <table:table-cell office:value-type="float" office:value="486210.085765" calcext:value-type="float">
            <text:p>486210.085765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648" calcext:value-type="float">
            <text:p>0.011648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65376" calcext:value-type="float">
            <text:p>0.065376</text:p>
          </table:table-cell>
          <table:table-cell office:value-type="float" office:value="0.044192" calcext:value-type="float">
            <text:p>0.044192</text:p>
          </table:table-cell>
          <table:table-cell office:value-type="float" office:value="0.120639" calcext:value-type="float">
            <text:p>0.120639</text:p>
          </table:table-cell>
          <table:table-cell/>
          <table:table-cell office:value-type="float" office:value="0.08592" calcext:value-type="float">
            <text:p>0.08592</text:p>
          </table:table-cell>
          <table:table-cell office:value-type="float" office:value="0.184383" calcext:value-type="float">
            <text:p>0.184383</text:p>
          </table:table-cell>
          <table:table-cell office:value-type="float" office:value="0.244511" calcext:value-type="float">
            <text:p>0.244511</text:p>
          </table:table-cell>
          <table:table-cell table:style-name="Default" office:value-type="float" office:value="0.413118" calcext:value-type="float">
            <text:p>0.413118</text:p>
          </table:table-cell>
          <table:table-cell table:style-name="Default" office:value-type="float" office:value="0.34867" calcext:value-type="float">
            <text:p>0.34867</text:p>
          </table:table-cell>
          <table:table-cell table:style-name="Default" office:value-type="float" office:value="0.831836" calcext:value-type="float">
            <text:p>0.831836</text:p>
          </table:table-cell>
          <table:table-cell table:style-name="Default"/>
          <table:table-cell office:value-type="float" office:value="29.396128" calcext:value-type="float">
            <text:p>29.396128</text:p>
          </table:table-cell>
          <table:table-cell office:value-type="float" office:value="39.179774" calcext:value-type="float">
            <text:p>39.179774</text:p>
          </table:table-cell>
          <table:table-cell office:value-type="float" office:value="71.243157" calcext:value-type="float">
            <text:p>71.243157</text:p>
          </table:table-cell>
          <table:table-cell office:value-type="float" office:value="96.429556" calcext:value-type="float">
            <text:p>96.429556</text:p>
          </table:table-cell>
          <table:table-cell table:style-name="Default" office:value-type="float" office:value="141.576238" calcext:value-type="float">
            <text:p>141.576238</text:p>
          </table:table-cell>
          <table:table-cell table:style-name="Default" office:value-type="float" office:value="95.763512" calcext:value-type="float">
            <text:p>95.763512</text:p>
          </table:table-cell>
          <table:table-cell/>
          <table:table-cell office:value-type="float" office:value="300.200075" calcext:value-type="float">
            <text:p>300.200075</text:p>
          </table:table-cell>
          <table:table-cell office:value-type="float" office:value="205.977213" calcext:value-type="float">
            <text:p>205.977213</text:p>
          </table:table-cell>
          <table:table-cell office:value-type="float" office:value="755.805204" calcext:value-type="float">
            <text:p>755.805204</text:p>
          </table:table-cell>
          <table:table-cell office:value-type="float" office:value="676.499368" calcext:value-type="float">
            <text:p>676.499368</text:p>
          </table:table-cell>
          <table:table-cell table:style-name="Default" office:value-type="float" office:value="1500.346401" calcext:value-type="float">
            <text:p>1500.346401</text:p>
          </table:table-cell>
          <table:table-cell office:value-type="float" office:value="1665.107481" calcext:value-type="float">
            <text:p>1665.107481</text:p>
          </table:table-cell>
          <table:table-cell/>
          <table:table-cell office:value-type="float" office:value="2381.248139" calcext:value-type="float">
            <text:p>2381.248139</text:p>
          </table:table-cell>
          <table:table-cell office:value-type="float" office:value="2138.096537" calcext:value-type="float">
            <text:p>2138.096537</text:p>
          </table:table-cell>
          <table:table-cell office:value-type="float" office:value="5973.95732" calcext:value-type="float">
            <text:p>5973.95732</text:p>
          </table:table-cell>
          <table:table-cell office:value-type="float" office:value="3990.700679" calcext:value-type="float">
            <text:p>3990.700679</text:p>
          </table:table-cell>
          <table:table-cell table:style-name="Default" office:value-type="float" office:value="11871.339668" calcext:value-type="float">
            <text:p>11871.339668</text:p>
          </table:table-cell>
          <table:table-cell table:style-name="Default" office:value-type="float" office:value="7721.894199" calcext:value-type="float">
            <text:p>7721.894199</text:p>
          </table:table-cell>
          <table:table-cell table:style-name="Default"/>
          <table:table-cell office:value-type="float" office:value="18973.514465" calcext:value-type="float">
            <text:p>18973.514465</text:p>
          </table:table-cell>
          <table:table-cell office:value-type="float" office:value="16568.557447" calcext:value-type="float">
            <text:p>16568.557447</text:p>
          </table:table-cell>
          <table:table-cell office:value-type="float" office:value="47454.978604" calcext:value-type="float">
            <text:p>47454.978604</text:p>
          </table:table-cell>
          <table:table-cell office:value-type="float" office:value="32229.645101" calcext:value-type="float">
            <text:p>32229.645101</text:p>
          </table:table-cell>
          <table:table-cell table:style-name="Default" office:value-type="float" office:value="93697.713701" calcext:value-type="float">
            <text:p>93697.713701</text:p>
          </table:table-cell>
          <table:table-cell office:value-type="float" office:value="59498.673425" calcext:value-type="float">
            <text:p>59498.673425</text:p>
          </table:table-cell>
          <table:table-cell table:style-name="Default"/>
          <table:table-cell office:value-type="float" office:value="135603.977742" calcext:value-type="float">
            <text:p>135603.977742</text:p>
          </table:table-cell>
          <table:table-cell office:value-type="float" office:value="96274.558696" calcext:value-type="float">
            <text:p>96274.558696</text:p>
          </table:table-cell>
          <table:table-cell office:value-type="float" office:value="335720.1783" calcext:value-type="float">
            <text:p>335720.1783</text:p>
          </table:table-cell>
          <table:table-cell office:value-type="float" office:value="207189.10711" calcext:value-type="float">
            <text:p>207189.10711</text:p>
          </table:table-cell>
          <table:table-cell table:style-name="Default" office:value-type="float" office:value="690705.644019" calcext:value-type="float">
            <text:p>690705.644019</text:p>
          </table:table-cell>
          <table:table-cell office:value-type="float" office:value="486494.409203" calcext:value-type="float">
            <text:p>486494.409203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328" calcext:value-type="float">
            <text:p>0.011328</text:p>
          </table:table-cell>
          <table:table-cell office:value-type="float" office:value="0.021728" calcext:value-type="float">
            <text:p>0.021728</text:p>
          </table:table-cell>
          <table:table-cell table:style-name="Default" office:value-type="float" office:value="0.024896" calcext:value-type="float">
            <text:p>0.024896</text:p>
          </table:table-cell>
          <table:table-cell office:value-type="float" office:value="0.067328" calcext:value-type="float">
            <text:p>0.067328</text:p>
          </table:table-cell>
          <table:table-cell office:value-type="float" office:value="0.044543" calcext:value-type="float">
            <text:p>0.044543</text:p>
          </table:table-cell>
          <table:table-cell office:value-type="float" office:value="0.12048" calcext:value-type="float">
            <text:p>0.12048</text:p>
          </table:table-cell>
          <table:table-cell/>
          <table:table-cell office:value-type="float" office:value="0.16448" calcext:value-type="float">
            <text:p>0.16448</text:p>
          </table:table-cell>
          <table:table-cell office:value-type="float" office:value="0.200352" calcext:value-type="float">
            <text:p>0.200352</text:p>
          </table:table-cell>
          <table:table-cell office:value-type="float" office:value="0.162591" calcext:value-type="float">
            <text:p>0.162591</text:p>
          </table:table-cell>
          <table:table-cell office:value-type="float" office:value="0.370942" calcext:value-type="float">
            <text:p>0.370942</text:p>
          </table:table-cell>
          <table:table-cell table:style-name="Default" office:value-type="float" office:value="0.379198" calcext:value-type="float">
            <text:p>0.379198</text:p>
          </table:table-cell>
          <table:table-cell office:value-type="float" office:value="0.842012" calcext:value-type="float">
            <text:p>0.842012</text:p>
          </table:table-cell>
          <table:table-cell table:style-name="Default"/>
          <table:table-cell office:value-type="float" office:value="30.57608" calcext:value-type="float">
            <text:p>30.57608</text:p>
          </table:table-cell>
          <table:table-cell office:value-type="float" office:value="40.308059" calcext:value-type="float">
            <text:p>40.308059</text:p>
          </table:table-cell>
          <table:table-cell office:value-type="float" office:value="71.465364" calcext:value-type="float">
            <text:p>71.465364</text:p>
          </table:table-cell>
          <table:table-cell office:value-type="float" office:value="100.053635" calcext:value-type="float">
            <text:p>100.053635</text:p>
          </table:table-cell>
          <table:table-cell table:style-name="Default" office:value-type="float" office:value="140.682739" calcext:value-type="float">
            <text:p>140.682739</text:p>
          </table:table-cell>
          <table:table-cell office:value-type="float" office:value="95.890199" calcext:value-type="float">
            <text:p>95.890199</text:p>
          </table:table-cell>
          <table:table-cell/>
          <table:table-cell office:value-type="float" office:value="303.448135" calcext:value-type="float">
            <text:p>303.448135</text:p>
          </table:table-cell>
          <table:table-cell office:value-type="float" office:value="213.230277" calcext:value-type="float">
            <text:p>213.230277</text:p>
          </table:table-cell>
          <table:table-cell office:value-type="float" office:value="746.547395" calcext:value-type="float">
            <text:p>746.547395</text:p>
          </table:table-cell>
          <table:table-cell office:value-type="float" office:value="679.783895" calcext:value-type="float">
            <text:p>679.783895</text:p>
          </table:table-cell>
          <table:table-cell table:style-name="Default" office:value-type="float" office:value="1499.984867" calcext:value-type="float">
            <text:p>1499.984867</text:p>
          </table:table-cell>
          <table:table-cell table:style-name="Default" office:value-type="float" office:value="1663.24925" calcext:value-type="float">
            <text:p>1663.24925</text:p>
          </table:table-cell>
          <table:table-cell/>
          <table:table-cell office:value-type="float" office:value="2372.547323" calcext:value-type="float">
            <text:p>2372.547323</text:p>
          </table:table-cell>
          <table:table-cell office:value-type="float" office:value="2143.390037" calcext:value-type="float">
            <text:p>2143.390037</text:p>
          </table:table-cell>
          <table:table-cell office:value-type="float" office:value="5971.225462" calcext:value-type="float">
            <text:p>5971.225462</text:p>
          </table:table-cell>
          <table:table-cell office:value-type="float" office:value="3352.638812" calcext:value-type="float">
            <text:p>3352.638812</text:p>
          </table:table-cell>
          <table:table-cell table:style-name="Default" office:value-type="float" office:value="11879.592042" calcext:value-type="float">
            <text:p>11879.592042</text:p>
          </table:table-cell>
          <table:table-cell office:value-type="float" office:value="8694.01081" calcext:value-type="float">
            <text:p>8694.01081</text:p>
          </table:table-cell>
          <table:table-cell table:style-name="Default"/>
          <table:table-cell office:value-type="float" office:value="19010.846307" calcext:value-type="float">
            <text:p>19010.846307</text:p>
          </table:table-cell>
          <table:table-cell office:value-type="float" office:value="16005.868878" calcext:value-type="float">
            <text:p>16005.868878</text:p>
          </table:table-cell>
          <table:table-cell office:value-type="float" office:value="48105.944477" calcext:value-type="float">
            <text:p>48105.944477</text:p>
          </table:table-cell>
          <table:table-cell office:value-type="float" office:value="32188.530307" calcext:value-type="float">
            <text:p>32188.530307</text:p>
          </table:table-cell>
          <table:table-cell table:style-name="Default" office:value-type="float" office:value="94869.173748" calcext:value-type="float">
            <text:p>94869.173748</text:p>
          </table:table-cell>
          <table:table-cell office:value-type="float" office:value="59556.753237" calcext:value-type="float">
            <text:p>59556.753237</text:p>
          </table:table-cell>
          <table:table-cell table:style-name="Default"/>
          <table:table-cell office:value-type="float" office:value="131851.838343" calcext:value-type="float">
            <text:p>131851.838343</text:p>
          </table:table-cell>
          <table:table-cell office:value-type="float" office:value="85206.919561" calcext:value-type="float">
            <text:p>85206.919561</text:p>
          </table:table-cell>
          <table:table-cell office:value-type="float" office:value="332470.852127" calcext:value-type="float">
            <text:p>332470.852127</text:p>
          </table:table-cell>
          <table:table-cell office:value-type="float" office:value="206442.653091" calcext:value-type="float">
            <text:p>206442.653091</text:p>
          </table:table-cell>
          <table:table-cell table:style-name="Default" office:value-type="float" office:value="658573.870686" calcext:value-type="float">
            <text:p>658573.870686</text:p>
          </table:table-cell>
          <table:table-cell office:value-type="float" office:value="485992.419817" calcext:value-type="float">
            <text:p>485992.419817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744" calcext:value-type="float">
            <text:p>0.011744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0.051648" calcext:value-type="float">
            <text:p>0.051648</text:p>
          </table:table-cell>
          <table:table-cell office:value-type="float" office:value="0.049696" calcext:value-type="float">
            <text:p>0.049696</text:p>
          </table:table-cell>
          <table:table-cell office:value-type="float" office:value="0.119808" calcext:value-type="float">
            <text:p>0.119808</text:p>
          </table:table-cell>
          <table:table-cell/>
          <table:table-cell office:value-type="float" office:value="0.081343" calcext:value-type="float">
            <text:p>0.081343</text:p>
          </table:table-cell>
          <table:table-cell office:value-type="float" office:value="0.165855" calcext:value-type="float">
            <text:p>0.165855</text:p>
          </table:table-cell>
          <table:table-cell office:value-type="float" office:value="0.166464" calcext:value-type="float">
            <text:p>0.166464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0.334622" calcext:value-type="float">
            <text:p>0.334622</text:p>
          </table:table-cell>
          <table:table-cell table:style-name="Default" office:value-type="float" office:value="0.820412" calcext:value-type="float">
            <text:p>0.820412</text:p>
          </table:table-cell>
          <table:table-cell table:style-name="Default"/>
          <table:table-cell office:value-type="float" office:value="28.78404" calcext:value-type="float">
            <text:p>28.78404</text:p>
          </table:table-cell>
          <table:table-cell office:value-type="float" office:value="41.526808" calcext:value-type="float">
            <text:p>41.526808</text:p>
          </table:table-cell>
          <table:table-cell office:value-type="float" office:value="70.503352" calcext:value-type="float">
            <text:p>70.503352</text:p>
          </table:table-cell>
          <table:table-cell office:value-type="float" office:value="102.619573" calcext:value-type="float">
            <text:p>102.619573</text:p>
          </table:table-cell>
          <table:table-cell office:value-type="float" office:value="140.844018" calcext:value-type="float">
            <text:p>140.844018</text:p>
          </table:table-cell>
          <table:table-cell table:style-name="Default" office:value-type="float" office:value="94.910108" calcext:value-type="float">
            <text:p>94.910108</text:p>
          </table:table-cell>
          <table:table-cell/>
          <table:table-cell office:value-type="float" office:value="304.160063" calcext:value-type="float">
            <text:p>304.160063</text:p>
          </table:table-cell>
          <table:table-cell office:value-type="float" office:value="215.279871" calcext:value-type="float">
            <text:p>215.279871</text:p>
          </table:table-cell>
          <table:table-cell office:value-type="float" office:value="745.776744" calcext:value-type="float">
            <text:p>745.776744</text:p>
          </table:table-cell>
          <table:table-cell office:value-type="float" office:value="687.453328" calcext:value-type="float">
            <text:p>687.453328</text:p>
          </table:table-cell>
          <table:table-cell office:value-type="float" office:value="1497.706446" calcext:value-type="float">
            <text:p>1497.706446</text:p>
          </table:table-cell>
          <table:table-cell table:style-name="Default" office:value-type="float" office:value="1659.28511" calcext:value-type="float">
            <text:p>1659.28511</text:p>
          </table:table-cell>
          <table:table-cell/>
          <table:table-cell office:value-type="float" office:value="2367.383571" calcext:value-type="float">
            <text:p>2367.383571</text:p>
          </table:table-cell>
          <table:table-cell office:value-type="float" office:value="2145.575397" calcext:value-type="float">
            <text:p>2145.575397</text:p>
          </table:table-cell>
          <table:table-cell office:value-type="float" office:value="5944.551261" calcext:value-type="float">
            <text:p>5944.551261</text:p>
          </table:table-cell>
          <table:table-cell office:value-type="float" office:value="4075.28156" calcext:value-type="float">
            <text:p>4075.28156</text:p>
          </table:table-cell>
          <table:table-cell office:value-type="float" office:value="11960.80894" calcext:value-type="float">
            <text:p>11960.80894</text:p>
          </table:table-cell>
          <table:table-cell table:style-name="Default" office:value-type="float" office:value="7625.910048" calcext:value-type="float">
            <text:p>7625.910048</text:p>
          </table:table-cell>
          <table:table-cell table:style-name="Default"/>
          <table:table-cell office:value-type="float" office:value="19275.593326" calcext:value-type="float">
            <text:p>19275.593326</text:p>
          </table:table-cell>
          <table:table-cell office:value-type="float" office:value="16064.478436" calcext:value-type="float">
            <text:p>16064.478436</text:p>
          </table:table-cell>
          <table:table-cell office:value-type="float" office:value="49038.534161" calcext:value-type="float">
            <text:p>49038.534161</text:p>
          </table:table-cell>
          <table:table-cell office:value-type="float" office:value="32124.395354" calcext:value-type="float">
            <text:p>32124.395354</text:p>
          </table:table-cell>
          <table:table-cell office:value-type="float" office:value="93839.007598" calcext:value-type="float">
            <text:p>93839.007598</text:p>
          </table:table-cell>
          <table:table-cell office:value-type="float" office:value="59531.452145" calcext:value-type="float">
            <text:p>59531.452145</text:p>
          </table:table-cell>
          <table:table-cell table:style-name="Default"/>
          <table:table-cell/>
          <table:table-cell office:value-type="float" office:value="78949.571264" calcext:value-type="float">
            <text:p>78949.571264</text:p>
          </table:table-cell>
          <table:table-cell office:value-type="float" office:value="367965.980022" calcext:value-type="float">
            <text:p>367965.980022</text:p>
          </table:table-cell>
          <table:table-cell office:value-type="float" office:value="214256.75549" calcext:value-type="float">
            <text:p>214256.75549</text:p>
          </table:table-cell>
          <table:table-cell office:value-type="float" office:value="674170.139753" calcext:value-type="float">
            <text:p>674170.139753</text:p>
          </table:table-cell>
          <table:table-cell office:value-type="float" office:value="486046.793712" calcext:value-type="float">
            <text:p>486046.793712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04" calcext:value-type="float">
            <text:p>0.01104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5744" calcext:value-type="float">
            <text:p>0.075744</text:p>
          </table:table-cell>
          <table:table-cell office:value-type="float" office:value="0.04288" calcext:value-type="float">
            <text:p>0.04288</text:p>
          </table:table-cell>
          <table:table-cell office:value-type="float" office:value="0.133535" calcext:value-type="float">
            <text:p>0.133535</text:p>
          </table:table-cell>
          <table:table-cell/>
          <table:table-cell office:value-type="float" office:value="0.079136" calcext:value-type="float">
            <text:p>0.079136</text:p>
          </table:table-cell>
          <table:table-cell office:value-type="float" office:value="0.167615" calcext:value-type="float">
            <text:p>0.167615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410686" calcext:value-type="float">
            <text:p>0.410686</text:p>
          </table:table-cell>
          <table:table-cell table:style-name="Default" office:value-type="float" office:value="0.327198" calcext:value-type="float">
            <text:p>0.327198</text:p>
          </table:table-cell>
          <table:table-cell table:style-name="Default" office:value-type="float" office:value="1.049947" calcext:value-type="float">
            <text:p>1.049947</text:p>
          </table:table-cell>
          <table:table-cell table:style-name="Default"/>
          <table:table-cell office:value-type="float" office:value="31.052138" calcext:value-type="float">
            <text:p>31.052138</text:p>
          </table:table-cell>
          <table:table-cell office:value-type="float" office:value="38.574848" calcext:value-type="float">
            <text:p>38.574848</text:p>
          </table:table-cell>
          <table:table-cell office:value-type="float" office:value="70.978358" calcext:value-type="float">
            <text:p>70.978358</text:p>
          </table:table-cell>
          <table:table-cell office:value-type="float" office:value="96.581076" calcext:value-type="float">
            <text:p>96.581076</text:p>
          </table:table-cell>
          <table:table-cell table:style-name="Default" office:value-type="float" office:value="140.806898" calcext:value-type="float">
            <text:p>140.806898</text:p>
          </table:table-cell>
          <table:table-cell table:style-name="Default" office:value-type="float" office:value="98.209932" calcext:value-type="float">
            <text:p>98.209932</text:p>
          </table:table-cell>
          <table:table-cell/>
          <table:table-cell office:value-type="float" office:value="299.210073" calcext:value-type="float">
            <text:p>299.210073</text:p>
          </table:table-cell>
          <table:table-cell office:value-type="float" office:value="201.825291" calcext:value-type="float">
            <text:p>201.825291</text:p>
          </table:table-cell>
          <table:table-cell office:value-type="float" office:value="750.368495" calcext:value-type="float">
            <text:p>750.368495</text:p>
          </table:table-cell>
          <table:table-cell office:value-type="float" office:value="694.471853" calcext:value-type="float">
            <text:p>694.471853</text:p>
          </table:table-cell>
          <table:table-cell table:style-name="Default" office:value-type="float" office:value="1498.076876" calcext:value-type="float">
            <text:p>1498.076876</text:p>
          </table:table-cell>
          <table:table-cell office:value-type="float" office:value="1677.44377" calcext:value-type="float">
            <text:p>1677.44377</text:p>
          </table:table-cell>
          <table:table-cell/>
          <table:table-cell office:value-type="float" office:value="2375.297006" calcext:value-type="float">
            <text:p>2375.297006</text:p>
          </table:table-cell>
          <table:table-cell office:value-type="float" office:value="2063.909549" calcext:value-type="float">
            <text:p>2063.909549</text:p>
          </table:table-cell>
          <table:table-cell office:value-type="float" office:value="5967.830119" calcext:value-type="float">
            <text:p>5967.830119</text:p>
          </table:table-cell>
          <table:table-cell office:value-type="float" office:value="4361.431622" calcext:value-type="float">
            <text:p>4361.431622</text:p>
          </table:table-cell>
          <table:table-cell table:style-name="Default" office:value-type="float" office:value="11932.700507" calcext:value-type="float">
            <text:p>11932.700507</text:p>
          </table:table-cell>
          <table:table-cell table:style-name="Default" office:value-type="float" office:value="8640.384428" calcext:value-type="float">
            <text:p>8640.384428</text:p>
          </table:table-cell>
          <table:table-cell table:style-name="Default"/>
          <table:table-cell office:value-type="float" office:value="19022.950073" calcext:value-type="float">
            <text:p>19022.950073</text:p>
          </table:table-cell>
          <table:table-cell office:value-type="float" office:value="15813.755845" calcext:value-type="float">
            <text:p>15813.755845</text:p>
          </table:table-cell>
          <table:table-cell office:value-type="float" office:value="46822.328618" calcext:value-type="float">
            <text:p>46822.328618</text:p>
          </table:table-cell>
          <table:table-cell office:value-type="float" office:value="32455.130827" calcext:value-type="float">
            <text:p>32455.130827</text:p>
          </table:table-cell>
          <table:table-cell table:style-name="Default" office:value-type="float" office:value="94347.359649" calcext:value-type="float">
            <text:p>94347.359649</text:p>
          </table:table-cell>
          <table:table-cell office:value-type="float" office:value="59244.955776" calcext:value-type="float">
            <text:p>59244.955776</text:p>
          </table:table-cell>
          <table:table-cell table:style-name="Default"/>
          <table:table-cell office:value-type="float" office:value="130131.721141" calcext:value-type="float">
            <text:p>130131.721141</text:p>
          </table:table-cell>
          <table:table-cell office:value-type="float" office:value="90147.212865" calcext:value-type="float">
            <text:p>90147.212865</text:p>
          </table:table-cell>
          <table:table-cell office:value-type="float" office:value="330405.37715" calcext:value-type="float">
            <text:p>330405.37715</text:p>
          </table:table-cell>
          <table:table-cell office:value-type="float" office:value="202494.980002" calcext:value-type="float">
            <text:p>202494.980002</text:p>
          </table:table-cell>
          <table:table-cell table:style-name="Default" office:value-type="float" office:value="662749.422501" calcext:value-type="float">
            <text:p>662749.422501</text:p>
          </table:table-cell>
          <table:table-cell office:value-type="float" office:value="399159.441881" calcext:value-type="float">
            <text:p>399159.44188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3024" calcext:value-type="float">
            <text:p>0.013024</text:p>
          </table:table-cell>
          <table:table-cell office:value-type="float" office:value="0.022016" calcext:value-type="float">
            <text:p>0.022016</text:p>
          </table:table-cell>
          <table:table-cell table:style-name="Default" office:value-type="float" office:value="0.022944" calcext:value-type="float">
            <text:p>0.022944</text:p>
          </table:table-cell>
          <table:table-cell office:value-type="float" office:value="0.051711" calcext:value-type="float">
            <text:p>0.051711</text:p>
          </table:table-cell>
          <table:table-cell office:value-type="float" office:value="0.050688" calcext:value-type="float">
            <text:p>0.050688</text:p>
          </table:table-cell>
          <table:table-cell office:value-type="float" office:value="0.131967" calcext:value-type="float">
            <text:p>0.131967</text:p>
          </table:table-cell>
          <table:table-cell/>
          <table:table-cell office:value-type="float" office:value="0.068704" calcext:value-type="float">
            <text:p>0.068704</text:p>
          </table:table-cell>
          <table:table-cell office:value-type="float" office:value="0.171584" calcext:value-type="float">
            <text:p>0.171584</text:p>
          </table:table-cell>
          <table:table-cell office:value-type="float" office:value="0.164319" calcext:value-type="float">
            <text:p>0.164319</text:p>
          </table:table-cell>
          <table:table-cell office:value-type="float" office:value="0.410398" calcext:value-type="float">
            <text:p>0.410398</text:p>
          </table:table-cell>
          <table:table-cell table:style-name="Default" office:value-type="float" office:value="0.379006" calcext:value-type="float">
            <text:p>0.379006</text:p>
          </table:table-cell>
          <table:table-cell table:style-name="Default" office:value-type="float" office:value="0.800764" calcext:value-type="float">
            <text:p>0.800764</text:p>
          </table:table-cell>
          <table:table-cell table:style-name="Default"/>
          <table:table-cell office:value-type="float" office:value="29.066532" calcext:value-type="float">
            <text:p>29.066532</text:p>
          </table:table-cell>
          <table:table-cell office:value-type="float" office:value="39.187998" calcext:value-type="float">
            <text:p>39.187998</text:p>
          </table:table-cell>
          <table:table-cell office:value-type="float" office:value="70.952214" calcext:value-type="float">
            <text:p>70.952214</text:p>
          </table:table-cell>
          <table:table-cell office:value-type="float" office:value="98.830505" calcext:value-type="float">
            <text:p>98.830505</text:p>
          </table:table-cell>
          <table:table-cell table:style-name="Default" office:value-type="float" office:value="140.807251" calcext:value-type="float">
            <text:p>140.807251</text:p>
          </table:table-cell>
          <table:table-cell office:value-type="float" office:value="95.720504" calcext:value-type="float">
            <text:p>95.720504</text:p>
          </table:table-cell>
          <table:table-cell/>
          <table:table-cell office:value-type="float" office:value="303.268108" calcext:value-type="float">
            <text:p>303.268108</text:p>
          </table:table-cell>
          <table:table-cell office:value-type="float" office:value="210.839246" calcext:value-type="float">
            <text:p>210.839246</text:p>
          </table:table-cell>
          <table:table-cell office:value-type="float" office:value="748.276474" calcext:value-type="float">
            <text:p>748.276474</text:p>
          </table:table-cell>
          <table:table-cell office:value-type="float" office:value="696.574529" calcext:value-type="float">
            <text:p>696.574529</text:p>
          </table:table-cell>
          <table:table-cell table:style-name="Default" office:value-type="float" office:value="1499.85869" calcext:value-type="float">
            <text:p>1499.85869</text:p>
          </table:table-cell>
          <table:table-cell table:style-name="Default" office:value-type="float" office:value="1637.806371" calcext:value-type="float">
            <text:p>1637.806371</text:p>
          </table:table-cell>
          <table:table-cell/>
          <table:table-cell office:value-type="float" office:value="2367.78639" calcext:value-type="float">
            <text:p>2367.78639</text:p>
          </table:table-cell>
          <table:table-cell office:value-type="float" office:value="1950.383576" calcext:value-type="float">
            <text:p>1950.383576</text:p>
          </table:table-cell>
          <table:table-cell office:value-type="float" office:value="5992.013452" calcext:value-type="float">
            <text:p>5992.013452</text:p>
          </table:table-cell>
          <table:table-cell office:value-type="float" office:value="4322.672747" calcext:value-type="float">
            <text:p>4322.672747</text:p>
          </table:table-cell>
          <table:table-cell table:style-name="Default" office:value-type="float" office:value="11927.378902" calcext:value-type="float">
            <text:p>11927.378902</text:p>
          </table:table-cell>
          <table:table-cell office:value-type="float" office:value="8568.421787" calcext:value-type="float">
            <text:p>8568.421787</text:p>
          </table:table-cell>
          <table:table-cell table:style-name="Default"/>
          <table:table-cell office:value-type="float" office:value="19085.294709" calcext:value-type="float">
            <text:p>19085.294709</text:p>
          </table:table-cell>
          <table:table-cell office:value-type="float" office:value="15695.795757" calcext:value-type="float">
            <text:p>15695.795757</text:p>
          </table:table-cell>
          <table:table-cell office:value-type="float" office:value="46817.037523" calcext:value-type="float">
            <text:p>46817.037523</text:p>
          </table:table-cell>
          <table:table-cell office:value-type="float" office:value="33465.123618" calcext:value-type="float">
            <text:p>33465.123618</text:p>
          </table:table-cell>
          <table:table-cell table:style-name="Default" office:value-type="float" office:value="95037.156727" calcext:value-type="float">
            <text:p>95037.156727</text:p>
          </table:table-cell>
          <table:table-cell office:value-type="float" office:value="59295.652201" calcext:value-type="float">
            <text:p>59295.652201</text:p>
          </table:table-cell>
          <table:table-cell table:style-name="Default"/>
          <table:table-cell/>
          <table:table-cell office:value-type="float" office:value="104858.263551" calcext:value-type="float">
            <text:p>104858.263551</text:p>
          </table:table-cell>
          <table:table-cell office:value-type="float" office:value="329506.343512" calcext:value-type="float">
            <text:p>329506.343512</text:p>
          </table:table-cell>
          <table:table-cell office:value-type="float" office:value="201977.828829" calcext:value-type="float">
            <text:p>201977.828829</text:p>
          </table:table-cell>
          <table:table-cell table:style-name="Default" office:value-type="float" office:value="708492.616572" calcext:value-type="float">
            <text:p>708492.616572</text:p>
          </table:table-cell>
          <table:table-cell office:value-type="float" office:value="397476.629957" calcext:value-type="float">
            <text:p>397476.629957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2992" calcext:value-type="float">
            <text:p>0.012992</text:p>
          </table:table-cell>
          <table:table-cell office:value-type="float" office:value="0.035616" calcext:value-type="float">
            <text:p>0.035616</text:p>
          </table:table-cell>
          <table:table-cell office:value-type="float" office:value="0.024544" calcext:value-type="float">
            <text:p>0.024544</text:p>
          </table:table-cell>
          <table:table-cell office:value-type="float" office:value="0.078143" calcext:value-type="float">
            <text:p>0.078143</text:p>
          </table:table-cell>
          <table:table-cell office:value-type="float" office:value="0.042495" calcext:value-type="float">
            <text:p>0.042495</text:p>
          </table:table-cell>
          <table:table-cell office:value-type="float" office:value="0.1216" calcext:value-type="float">
            <text:p>0.1216</text:p>
          </table:table-cell>
          <table:table-cell/>
          <table:table-cell office:value-type="float" office:value="0.068896" calcext:value-type="float">
            <text:p>0.068896</text:p>
          </table:table-cell>
          <table:table-cell office:value-type="float" office:value="0.171328" calcext:value-type="float">
            <text:p>0.171328</text:p>
          </table:table-cell>
          <table:table-cell office:value-type="float" office:value="0.171807" calcext:value-type="float">
            <text:p>0.171807</text:p>
          </table:table-cell>
          <table:table-cell office:value-type="float" office:value="0.468894" calcext:value-type="float">
            <text:p>0.468894</text:p>
          </table:table-cell>
          <table:table-cell office:value-type="float" office:value="0.41523" calcext:value-type="float">
            <text:p>0.41523</text:p>
          </table:table-cell>
          <table:table-cell table:style-name="Default" office:value-type="float" office:value="1.361273" calcext:value-type="float">
            <text:p>1.361273</text:p>
          </table:table-cell>
          <table:table-cell table:style-name="Default"/>
          <table:table-cell office:value-type="float" office:value="30.755854" calcext:value-type="float">
            <text:p>30.755854</text:p>
          </table:table-cell>
          <table:table-cell office:value-type="float" office:value="42.306102" calcext:value-type="float">
            <text:p>42.306102</text:p>
          </table:table-cell>
          <table:table-cell office:value-type="float" office:value="71.095349" calcext:value-type="float">
            <text:p>71.095349</text:p>
          </table:table-cell>
          <table:table-cell office:value-type="float" office:value="101.083101" calcext:value-type="float">
            <text:p>101.083101</text:p>
          </table:table-cell>
          <table:table-cell office:value-type="float" office:value="141.535407" calcext:value-type="float">
            <text:p>141.535407</text:p>
          </table:table-cell>
          <table:table-cell table:style-name="Default" office:value-type="float" office:value="94.774685" calcext:value-type="float">
            <text:p>94.774685</text:p>
          </table:table-cell>
          <table:table-cell/>
          <table:table-cell office:value-type="float" office:value="304.110147" calcext:value-type="float">
            <text:p>304.110147</text:p>
          </table:table-cell>
          <table:table-cell office:value-type="float" office:value="215.606911" calcext:value-type="float">
            <text:p>215.606911</text:p>
          </table:table-cell>
          <table:table-cell office:value-type="float" office:value="750.99342" calcext:value-type="float">
            <text:p>750.99342</text:p>
          </table:table-cell>
          <table:table-cell office:value-type="float" office:value="686.697396" calcext:value-type="float">
            <text:p>686.697396</text:p>
          </table:table-cell>
          <table:table-cell office:value-type="float" office:value="1512.412098" calcext:value-type="float">
            <text:p>1512.412098</text:p>
          </table:table-cell>
          <table:table-cell table:style-name="Default" office:value-type="float" office:value="1632.060034" calcext:value-type="float">
            <text:p>1632.060034</text:p>
          </table:table-cell>
          <table:table-cell/>
          <table:table-cell office:value-type="float" office:value="2371.950476" calcext:value-type="float">
            <text:p>2371.950476</text:p>
          </table:table-cell>
          <table:table-cell office:value-type="float" office:value="1940.843656" calcext:value-type="float">
            <text:p>1940.843656</text:p>
          </table:table-cell>
          <table:table-cell office:value-type="float" office:value="5997.678959" calcext:value-type="float">
            <text:p>5997.678959</text:p>
          </table:table-cell>
          <table:table-cell office:value-type="float" office:value="4336.464133" calcext:value-type="float">
            <text:p>4336.464133</text:p>
          </table:table-cell>
          <table:table-cell office:value-type="float" office:value="11936.300841" calcext:value-type="float">
            <text:p>11936.300841</text:p>
          </table:table-cell>
          <table:table-cell table:style-name="Default" office:value-type="float" office:value="8594.41887" calcext:value-type="float">
            <text:p>8594.41887</text:p>
          </table:table-cell>
          <table:table-cell table:style-name="Default"/>
          <table:table-cell office:value-type="float" office:value="18948.655962" calcext:value-type="float">
            <text:p>18948.655962</text:p>
          </table:table-cell>
          <table:table-cell office:value-type="float" office:value="15621.977974" calcext:value-type="float">
            <text:p>15621.977974</text:p>
          </table:table-cell>
          <table:table-cell office:value-type="float" office:value="46831.848073" calcext:value-type="float">
            <text:p>46831.848073</text:p>
          </table:table-cell>
          <table:table-cell office:value-type="float" office:value="33373.080907" calcext:value-type="float">
            <text:p>33373.080907</text:p>
          </table:table-cell>
          <table:table-cell office:value-type="float" office:value="93710.54089" calcext:value-type="float">
            <text:p>93710.54089</text:p>
          </table:table-cell>
          <table:table-cell office:value-type="float" office:value="59025.790378" calcext:value-type="float">
            <text:p>59025.790378</text:p>
          </table:table-cell>
          <table:table-cell table:style-name="Default"/>
          <table:table-cell/>
          <table:table-cell office:value-type="float" office:value="106322.198332" calcext:value-type="float">
            <text:p>106322.198332</text:p>
          </table:table-cell>
          <table:table-cell office:value-type="float" office:value="346137.249266" calcext:value-type="float">
            <text:p>346137.249266</text:p>
          </table:table-cell>
          <table:table-cell office:value-type="float" office:value="204782.695051" calcext:value-type="float">
            <text:p>204782.695051</text:p>
          </table:table-cell>
          <table:table-cell office:value-type="float" office:value="645119.383144" calcext:value-type="float">
            <text:p>645119.383144</text:p>
          </table:table-cell>
          <table:table-cell office:value-type="float" office:value="394842.272804" calcext:value-type="float">
            <text:p>394842.27280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25376" calcext:value-type="float">
            <text:p>0.025376</text:p>
          </table:table-cell>
          <table:table-cell table:style-name="Default" office:value-type="float" office:value="0.024192" calcext:value-type="float">
            <text:p>0.024192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42399" calcext:value-type="float">
            <text:p>0.042399</text:p>
          </table:table-cell>
          <table:table-cell office:value-type="float" office:value="0.126431" calcext:value-type="float">
            <text:p>0.126431</text:p>
          </table:table-cell>
          <table:table-cell/>
          <table:table-cell office:value-type="float" office:value="0.069631" calcext:value-type="float">
            <text:p>0.069631</text:p>
          </table:table-cell>
          <table:table-cell office:value-type="float" office:value="0.18976" calcext:value-type="float">
            <text:p>0.18976</text:p>
          </table:table-cell>
          <table:table-cell office:value-type="float" office:value="0.171231" calcext:value-type="float">
            <text:p>0.171231</text:p>
          </table:table-cell>
          <table:table-cell office:value-type="float" office:value="0.371198" calcext:value-type="float">
            <text:p>0.371198</text:p>
          </table:table-cell>
          <table:table-cell table:style-name="Default" office:value-type="float" office:value="0.428541" calcext:value-type="float">
            <text:p>0.428541</text:p>
          </table:table-cell>
          <table:table-cell table:style-name="Default" office:value-type="float" office:value="0.826044" calcext:value-type="float">
            <text:p>0.826044</text:p>
          </table:table-cell>
          <table:table-cell table:style-name="Default"/>
          <table:table-cell office:value-type="float" office:value="28.978949" calcext:value-type="float">
            <text:p>28.978949</text:p>
          </table:table-cell>
          <table:table-cell office:value-type="float" office:value="40.498075" calcext:value-type="float">
            <text:p>40.498075</text:p>
          </table:table-cell>
          <table:table-cell office:value-type="float" office:value="70.517785" calcext:value-type="float">
            <text:p>70.517785</text:p>
          </table:table-cell>
          <table:table-cell office:value-type="float" office:value="96.066647" calcext:value-type="float">
            <text:p>96.066647</text:p>
          </table:table-cell>
          <table:table-cell table:style-name="Default" office:value-type="float" office:value="141.119313" calcext:value-type="float">
            <text:p>141.119313</text:p>
          </table:table-cell>
          <table:table-cell table:style-name="Default" office:value-type="float" office:value="101.632634" calcext:value-type="float">
            <text:p>101.632634</text:p>
          </table:table-cell>
          <table:table-cell/>
          <table:table-cell office:value-type="float" office:value="298.739042" calcext:value-type="float">
            <text:p>298.739042</text:p>
          </table:table-cell>
          <table:table-cell office:value-type="float" office:value="214.365027" calcext:value-type="float">
            <text:p>214.365027</text:p>
          </table:table-cell>
          <table:table-cell office:value-type="float" office:value="766.209471" calcext:value-type="float">
            <text:p>766.209471</text:p>
          </table:table-cell>
          <table:table-cell office:value-type="float" office:value="675.233742" calcext:value-type="float">
            <text:p>675.233742</text:p>
          </table:table-cell>
          <table:table-cell table:style-name="Default" office:value-type="float" office:value="1516.751948" calcext:value-type="float">
            <text:p>1516.751948</text:p>
          </table:table-cell>
          <table:table-cell office:value-type="float" office:value="1692.331374" calcext:value-type="float">
            <text:p>1692.331374</text:p>
          </table:table-cell>
          <table:table-cell/>
          <table:table-cell office:value-type="float" office:value="2365.473196" calcext:value-type="float">
            <text:p>2365.473196</text:p>
          </table:table-cell>
          <table:table-cell office:value-type="float" office:value="1954.644963" calcext:value-type="float">
            <text:p>1954.644963</text:p>
          </table:table-cell>
          <table:table-cell office:value-type="float" office:value="5964.479416" calcext:value-type="float">
            <text:p>5964.479416</text:p>
          </table:table-cell>
          <table:table-cell office:value-type="float" office:value="4375.0896" calcext:value-type="float">
            <text:p>4375.0896</text:p>
          </table:table-cell>
          <table:table-cell table:style-name="Default" office:value-type="float" office:value="11939.662872" calcext:value-type="float">
            <text:p>11939.662872</text:p>
          </table:table-cell>
          <table:table-cell table:style-name="Default" office:value-type="float" office:value="8595.175634" calcext:value-type="float">
            <text:p>8595.175634</text:p>
          </table:table-cell>
          <table:table-cell table:style-name="Default"/>
          <table:table-cell office:value-type="float" office:value="19110.451105" calcext:value-type="float">
            <text:p>19110.451105</text:p>
          </table:table-cell>
          <table:table-cell office:value-type="float" office:value="15508.214012" calcext:value-type="float">
            <text:p>15508.214012</text:p>
          </table:table-cell>
          <table:table-cell office:value-type="float" office:value="50404.279415" calcext:value-type="float">
            <text:p>50404.279415</text:p>
          </table:table-cell>
          <table:table-cell table:style-name="Default" office:value-type="float" office:value="33397.591969" calcext:value-type="float">
            <text:p>33397.591969</text:p>
          </table:table-cell>
          <table:table-cell table:style-name="Default" office:value-type="float" office:value="100089.434897" calcext:value-type="float">
            <text:p>100089.434897</text:p>
          </table:table-cell>
          <table:table-cell office:value-type="float" office:value="58974.099249" calcext:value-type="float">
            <text:p>58974.099249</text:p>
          </table:table-cell>
          <table:table-cell table:style-name="Default"/>
          <table:table-cell office:value-type="float" office:value="130482.366644" calcext:value-type="float">
            <text:p>130482.366644</text:p>
          </table:table-cell>
          <table:table-cell office:value-type="float" office:value="106267.508383" calcext:value-type="float">
            <text:p>106267.508383</text:p>
          </table:table-cell>
          <table:table-cell office:value-type="float" office:value="341525.76145" calcext:value-type="float">
            <text:p>341525.76145</text:p>
          </table:table-cell>
          <table:table-cell table:style-name="Default" office:value-type="float" office:value="202142.901008" calcext:value-type="float">
            <text:p>202142.901008</text:p>
          </table:table-cell>
          <table:table-cell table:style-name="Default" office:value-type="float" office:value="660069.019656" calcext:value-type="float">
            <text:p>660069.019656</text:p>
          </table:table-cell>
          <table:table-cell office:value-type="float" office:value="399687.580757" calcext:value-type="float">
            <text:p>399687.580757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2" calcext:value-type="float">
            <text:p>0.0112</text:p>
          </table:table-cell>
          <table:table-cell office:value-type="float" office:value="0.021888" calcext:value-type="float">
            <text:p>0.021888</text:p>
          </table:table-cell>
          <table:table-cell table:style-name="Default" office:value-type="float" office:value="0.02496" calcext:value-type="float">
            <text:p>0.02496</text:p>
          </table:table-cell>
          <table:table-cell office:value-type="float" office:value="0.067328" calcext:value-type="float">
            <text:p>0.067328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143807" calcext:value-type="float">
            <text:p>0.143807</text:p>
          </table:table-cell>
          <table:table-cell/>
          <table:table-cell office:value-type="float" office:value="0.068703" calcext:value-type="float">
            <text:p>0.068703</text:p>
          </table:table-cell>
          <table:table-cell office:value-type="float" office:value="0.174431" calcext:value-type="float">
            <text:p>0.174431</text:p>
          </table:table-cell>
          <table:table-cell office:value-type="float" office:value="0.166111" calcext:value-type="float">
            <text:p>0.166111</text:p>
          </table:table-cell>
          <table:table-cell office:value-type="float" office:value="0.415326" calcext:value-type="float">
            <text:p>0.415326</text:p>
          </table:table-cell>
          <table:table-cell table:style-name="Default" office:value-type="float" office:value="0.415326" calcext:value-type="float">
            <text:p>0.415326</text:p>
          </table:table-cell>
          <table:table-cell office:value-type="float" office:value="0.779644" calcext:value-type="float">
            <text:p>0.779644</text:p>
          </table:table-cell>
          <table:table-cell table:style-name="Default"/>
          <table:table-cell office:value-type="float" office:value="29.439104" calcext:value-type="float">
            <text:p>29.439104</text:p>
          </table:table-cell>
          <table:table-cell office:value-type="float" office:value="38.84963" calcext:value-type="float">
            <text:p>38.84963</text:p>
          </table:table-cell>
          <table:table-cell office:value-type="float" office:value="70.888151" calcext:value-type="float">
            <text:p>70.888151</text:p>
          </table:table-cell>
          <table:table-cell office:value-type="float" office:value="100.976414" calcext:value-type="float">
            <text:p>100.976414</text:p>
          </table:table-cell>
          <table:table-cell table:style-name="Default" office:value-type="float" office:value="142.283946" calcext:value-type="float">
            <text:p>142.283946</text:p>
          </table:table-cell>
          <table:table-cell office:value-type="float" office:value="101.418843" calcext:value-type="float">
            <text:p>101.418843</text:p>
          </table:table-cell>
          <table:table-cell/>
          <table:table-cell office:value-type="float" office:value="305.332761" calcext:value-type="float">
            <text:p>305.332761</text:p>
          </table:table-cell>
          <table:table-cell office:value-type="float" office:value="212.524777" calcext:value-type="float">
            <text:p>212.524777</text:p>
          </table:table-cell>
          <table:table-cell office:value-type="float" office:value="756.915118" calcext:value-type="float">
            <text:p>756.915118</text:p>
          </table:table-cell>
          <table:table-cell office:value-type="float" office:value="679.121082" calcext:value-type="float">
            <text:p>679.121082</text:p>
          </table:table-cell>
          <table:table-cell table:style-name="Default" office:value-type="float" office:value="1503.18053" calcext:value-type="float">
            <text:p>1503.18053</text:p>
          </table:table-cell>
          <table:table-cell table:style-name="Default" office:value-type="float" office:value="1672.831058" calcext:value-type="float">
            <text:p>1672.831058</text:p>
          </table:table-cell>
          <table:table-cell/>
          <table:table-cell office:value-type="float" office:value="2397.616318" calcext:value-type="float">
            <text:p>2397.616318</text:p>
          </table:table-cell>
          <table:table-cell office:value-type="float" office:value="1945.434929" calcext:value-type="float">
            <text:p>1945.434929</text:p>
          </table:table-cell>
          <table:table-cell office:value-type="float" office:value="5939.431287" calcext:value-type="float">
            <text:p>5939.431287</text:p>
          </table:table-cell>
          <table:table-cell office:value-type="float" office:value="4368.659905" calcext:value-type="float">
            <text:p>4368.659905</text:p>
          </table:table-cell>
          <table:table-cell table:style-name="Default" office:value-type="float" office:value="11927.726133" calcext:value-type="float">
            <text:p>11927.726133</text:p>
          </table:table-cell>
          <table:table-cell office:value-type="float" office:value="8555.575452" calcext:value-type="float">
            <text:p>8555.575452</text:p>
          </table:table-cell>
          <table:table-cell table:style-name="Default"/>
          <table:table-cell office:value-type="float" office:value="19033.566049" calcext:value-type="float">
            <text:p>19033.566049</text:p>
          </table:table-cell>
          <table:table-cell office:value-type="float" office:value="15517.337936" calcext:value-type="float">
            <text:p>15517.337936</text:p>
          </table:table-cell>
          <table:table-cell office:value-type="float" office:value="46944.708665" calcext:value-type="float">
            <text:p>46944.708665</text:p>
          </table:table-cell>
          <table:table-cell office:value-type="float" office:value="33398.419279" calcext:value-type="float">
            <text:p>33398.419279</text:p>
          </table:table-cell>
          <table:table-cell table:style-name="Default" office:value-type="float" office:value="95002.99584" calcext:value-type="float">
            <text:p>95002.99584</text:p>
          </table:table-cell>
          <table:table-cell office:value-type="float" office:value="58900.447402" calcext:value-type="float">
            <text:p>58900.447402</text:p>
          </table:table-cell>
          <table:table-cell table:style-name="Default"/>
          <table:table-cell office:value-type="float" office:value="134086.694145" calcext:value-type="float">
            <text:p>134086.694145</text:p>
          </table:table-cell>
          <table:table-cell office:value-type="float" office:value="98962.122388" calcext:value-type="float">
            <text:p>98962.122388</text:p>
          </table:table-cell>
          <table:table-cell office:value-type="float" office:value="339039.641477" calcext:value-type="float">
            <text:p>339039.641477</text:p>
          </table:table-cell>
          <table:table-cell office:value-type="float" office:value="209561.496492" calcext:value-type="float">
            <text:p>209561.496492</text:p>
          </table:table-cell>
          <table:table-cell table:style-name="Default" office:value-type="float" office:value="658875.995508" calcext:value-type="float">
            <text:p>658875.995508</text:p>
          </table:table-cell>
          <table:table-cell office:value-type="float" office:value="399687.964219" calcext:value-type="float">
            <text:p>399687.964219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296" calcext:value-type="float">
            <text:p>0.011296</text:p>
          </table:table-cell>
          <table:table-cell office:value-type="float" office:value="0.022528" calcext:value-type="float">
            <text:p>0.022528</text:p>
          </table:table-cell>
          <table:table-cell table:style-name="Default" office:value-type="float" office:value="0.02656" calcext:value-type="float">
            <text:p>0.02656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042815" calcext:value-type="float">
            <text:p>0.042815</text:p>
          </table:table-cell>
          <table:table-cell office:value-type="float" office:value="0.124192" calcext:value-type="float">
            <text:p>0.124192</text:p>
          </table:table-cell>
          <table:table-cell/>
          <table:table-cell office:value-type="float" office:value="0.06976" calcext:value-type="float">
            <text:p>0.06976</text:p>
          </table:table-cell>
          <table:table-cell office:value-type="float" office:value="0.188927" calcext:value-type="float">
            <text:p>0.188927</text:p>
          </table:table-cell>
          <table:table-cell office:value-type="float" office:value="0.162495" calcext:value-type="float">
            <text:p>0.162495</text:p>
          </table:table-cell>
          <table:table-cell office:value-type="float" office:value="0.376254" calcext:value-type="float">
            <text:p>0.376254</text:p>
          </table:table-cell>
          <table:table-cell table:style-name="Default" office:value-type="float" office:value="0.355646" calcext:value-type="float">
            <text:p>0.355646</text:p>
          </table:table-cell>
          <table:table-cell table:style-name="Default" office:value-type="float" office:value="0.754044" calcext:value-type="float">
            <text:p>0.754044</text:p>
          </table:table-cell>
          <table:table-cell table:style-name="Default"/>
          <table:table-cell office:value-type="float" office:value="31.529124" calcext:value-type="float">
            <text:p>31.529124</text:p>
          </table:table-cell>
          <table:table-cell office:value-type="float" office:value="42.100022" calcext:value-type="float">
            <text:p>42.100022</text:p>
          </table:table-cell>
          <table:table-cell office:value-type="float" office:value="70.909975" calcext:value-type="float">
            <text:p>70.909975</text:p>
          </table:table-cell>
          <table:table-cell office:value-type="float" office:value="101.641754" calcext:value-type="float">
            <text:p>101.641754</text:p>
          </table:table-cell>
          <table:table-cell table:style-name="Default" office:value-type="float" office:value="141.335152" calcext:value-type="float">
            <text:p>141.335152</text:p>
          </table:table-cell>
          <table:table-cell table:style-name="Default" office:value-type="float" office:value="99.24327" calcext:value-type="float">
            <text:p>99.24327</text:p>
          </table:table-cell>
          <table:table-cell/>
          <table:table-cell office:value-type="float" office:value="302.804501" calcext:value-type="float">
            <text:p>302.804501</text:p>
          </table:table-cell>
          <table:table-cell office:value-type="float" office:value="218.65695" calcext:value-type="float">
            <text:p>218.65695</text:p>
          </table:table-cell>
          <table:table-cell office:value-type="float" office:value="751.601705" calcext:value-type="float">
            <text:p>751.601705</text:p>
          </table:table-cell>
          <table:table-cell office:value-type="float" office:value="690.436833" calcext:value-type="float">
            <text:p>690.436833</text:p>
          </table:table-cell>
          <table:table-cell table:style-name="Default" office:value-type="float" office:value="1492.391113" calcext:value-type="float">
            <text:p>1492.391113</text:p>
          </table:table-cell>
          <table:table-cell table:style-name="Default" office:value-type="float" office:value="1708.623194" calcext:value-type="float">
            <text:p>1708.623194</text:p>
          </table:table-cell>
          <table:table-cell/>
          <table:table-cell office:value-type="float" office:value="2368.208255" calcext:value-type="float">
            <text:p>2368.208255</text:p>
          </table:table-cell>
          <table:table-cell office:value-type="float" office:value="1952.512695" calcext:value-type="float">
            <text:p>1952.512695</text:p>
          </table:table-cell>
          <table:table-cell office:value-type="float" office:value="6013.580509" calcext:value-type="float">
            <text:p>6013.580509</text:p>
          </table:table-cell>
          <table:table-cell office:value-type="float" office:value="4399.785954" calcext:value-type="float">
            <text:p>4399.785954</text:p>
          </table:table-cell>
          <table:table-cell table:style-name="Default" office:value-type="float" office:value="11914.014842" calcext:value-type="float">
            <text:p>11914.014842</text:p>
          </table:table-cell>
          <table:table-cell table:style-name="Default" office:value-type="float" office:value="8563.352725" calcext:value-type="float">
            <text:p>8563.352725</text:p>
          </table:table-cell>
          <table:table-cell table:style-name="Default"/>
          <table:table-cell office:value-type="float" office:value="19017.629736" calcext:value-type="float">
            <text:p>19017.629736</text:p>
          </table:table-cell>
          <table:table-cell office:value-type="float" office:value="15767.328643" calcext:value-type="float">
            <text:p>15767.328643</text:p>
          </table:table-cell>
          <table:table-cell office:value-type="float" office:value="52702.52955" calcext:value-type="float">
            <text:p>52702.52955</text:p>
          </table:table-cell>
          <table:table-cell office:value-type="float" office:value="33422.810724" calcext:value-type="float">
            <text:p>33422.810724</text:p>
          </table:table-cell>
          <table:table-cell table:style-name="Default" office:value-type="float" office:value="94934.632146" calcext:value-type="float">
            <text:p>94934.632146</text:p>
          </table:table-cell>
          <table:table-cell office:value-type="float" office:value="58930.391995" calcext:value-type="float">
            <text:p>58930.391995</text:p>
          </table:table-cell>
          <table:table-cell table:style-name="Default"/>
          <table:table-cell office:value-type="float" office:value="130989.644171" calcext:value-type="float">
            <text:p>130989.644171</text:p>
          </table:table-cell>
          <table:table-cell office:value-type="float" office:value="106096.854126" calcext:value-type="float">
            <text:p>106096.854126</text:p>
          </table:table-cell>
          <table:table-cell office:value-type="float" office:value="320450.313082" calcext:value-type="float">
            <text:p>320450.313082</text:p>
          </table:table-cell>
          <table:table-cell office:value-type="float" office:value="201527.653423" calcext:value-type="float">
            <text:p>201527.653423</text:p>
          </table:table-cell>
          <table:table-cell table:style-name="Default" office:value-type="float" office:value="675044.150159" calcext:value-type="float">
            <text:p>675044.150159</text:p>
          </table:table-cell>
          <table:table-cell office:value-type="float" office:value="400061.301294" calcext:value-type="float">
            <text:p>400061.30129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616" calcext:value-type="float">
            <text:p>0.011616</text:p>
          </table:table-cell>
          <table:table-cell office:value-type="float" office:value="0.022144" calcext:value-type="float">
            <text:p>0.022144</text:p>
          </table:table-cell>
          <table:table-cell table:style-name="Default" office:value-type="float" office:value="0.026688" calcext:value-type="float">
            <text:p>0.026688</text:p>
          </table:table-cell>
          <table:table-cell office:value-type="float" office:value="0.074239" calcext:value-type="float">
            <text:p>0.074239</text:p>
          </table:table-cell>
          <table:table-cell office:value-type="float" office:value="0.049248" calcext:value-type="float">
            <text:p>0.049248</text:p>
          </table:table-cell>
          <table:table-cell office:value-type="float" office:value="0.111455" calcext:value-type="float">
            <text:p>0.111455</text:p>
          </table:table-cell>
          <table:table-cell/>
          <table:table-cell office:value-type="float" office:value="0.069504" calcext:value-type="float">
            <text:p>0.069504</text:p>
          </table:table-cell>
          <table:table-cell office:value-type="float" office:value="0.184512" calcext:value-type="float">
            <text:p>0.184512</text:p>
          </table:table-cell>
          <table:table-cell office:value-type="float" office:value="0.167167" calcext:value-type="float">
            <text:p>0.167167</text:p>
          </table:table-cell>
          <table:table-cell table:style-name="Default" office:value-type="float" office:value="0.392958" calcext:value-type="float">
            <text:p>0.392958</text:p>
          </table:table-cell>
          <table:table-cell table:style-name="Default" office:value-type="float" office:value="0.347999" calcext:value-type="float">
            <text:p>0.347999</text:p>
          </table:table-cell>
          <table:table-cell table:style-name="Default" office:value-type="float" office:value="0.776764" calcext:value-type="float">
            <text:p>0.776764</text:p>
          </table:table-cell>
          <table:table-cell table:style-name="Default"/>
          <table:table-cell office:value-type="float" office:value="29.535838" calcext:value-type="float">
            <text:p>29.535838</text:p>
          </table:table-cell>
          <table:table-cell office:value-type="float" office:value="38.816415" calcext:value-type="float">
            <text:p>38.816415</text:p>
          </table:table-cell>
          <table:table-cell office:value-type="float" office:value="70.863479" calcext:value-type="float">
            <text:p>70.863479</text:p>
          </table:table-cell>
          <table:table-cell office:value-type="float" office:value="98.714089" calcext:value-type="float">
            <text:p>98.714089</text:p>
          </table:table-cell>
          <table:table-cell office:value-type="float" office:value="141.769678" calcext:value-type="float">
            <text:p>141.769678</text:p>
          </table:table-cell>
          <table:table-cell table:style-name="Default" office:value-type="float" office:value="97.294864" calcext:value-type="float">
            <text:p>97.294864</text:p>
          </table:table-cell>
          <table:table-cell/>
          <table:table-cell office:value-type="float" office:value="298.426217" calcext:value-type="float">
            <text:p>298.426217</text:p>
          </table:table-cell>
          <table:table-cell office:value-type="float" office:value="220.399953" calcext:value-type="float">
            <text:p>220.399953</text:p>
          </table:table-cell>
          <table:table-cell office:value-type="float" office:value="755.583157" calcext:value-type="float">
            <text:p>755.583157</text:p>
          </table:table-cell>
          <table:table-cell office:value-type="float" office:value="696.030501" calcext:value-type="float">
            <text:p>696.030501</text:p>
          </table:table-cell>
          <table:table-cell office:value-type="float" office:value="1508.399287" calcext:value-type="float">
            <text:p>1508.399287</text:p>
          </table:table-cell>
          <table:table-cell table:style-name="Default" office:value-type="float" office:value="1684.9957" calcext:value-type="float">
            <text:p>1684.9957</text:p>
          </table:table-cell>
          <table:table-cell/>
          <table:table-cell office:value-type="float" office:value="2375.47363" calcext:value-type="float">
            <text:p>2375.47363</text:p>
          </table:table-cell>
          <table:table-cell office:value-type="float" office:value="1946.596143" calcext:value-type="float">
            <text:p>1946.596143</text:p>
          </table:table-cell>
          <table:table-cell office:value-type="float" office:value="5976.487898" calcext:value-type="float">
            <text:p>5976.487898</text:p>
          </table:table-cell>
          <table:table-cell office:value-type="float" office:value="4386.184839" calcext:value-type="float">
            <text:p>4386.184839</text:p>
          </table:table-cell>
          <table:table-cell office:value-type="float" office:value="11910.403309" calcext:value-type="float">
            <text:p>11910.403309</text:p>
          </table:table-cell>
          <table:table-cell table:style-name="Default" office:value-type="float" office:value="8876.465624" calcext:value-type="float">
            <text:p>8876.465624</text:p>
          </table:table-cell>
          <table:table-cell table:style-name="Default"/>
          <table:table-cell office:value-type="float" office:value="19083.918995" calcext:value-type="float">
            <text:p>19083.918995</text:p>
          </table:table-cell>
          <table:table-cell office:value-type="float" office:value="16317.109328" calcext:value-type="float">
            <text:p>16317.109328</text:p>
          </table:table-cell>
          <table:table-cell office:value-type="float" office:value="48689.200524" calcext:value-type="float">
            <text:p>48689.200524</text:p>
          </table:table-cell>
          <table:table-cell office:value-type="float" office:value="33477.99292" calcext:value-type="float">
            <text:p>33477.99292</text:p>
          </table:table-cell>
          <table:table-cell office:value-type="float" office:value="95270.502167" calcext:value-type="float">
            <text:p>95270.502167</text:p>
          </table:table-cell>
          <table:table-cell office:value-type="float" office:value="58869.481865" calcext:value-type="float">
            <text:p>58869.481865</text:p>
          </table:table-cell>
          <table:table-cell/>
          <table:table-cell office:value-type="float" office:value="133831.256313" calcext:value-type="float">
            <text:p>133831.256313</text:p>
          </table:table-cell>
          <table:table-cell office:value-type="float" office:value="106750.405578" calcext:value-type="float">
            <text:p>106750.405578</text:p>
          </table:table-cell>
          <table:table-cell office:value-type="float" office:value="359491.080194" calcext:value-type="float">
            <text:p>359491.080194</text:p>
          </table:table-cell>
          <table:table-cell office:value-type="float" office:value="202285.803635" calcext:value-type="float">
            <text:p>202285.803635</text:p>
          </table:table-cell>
          <table:table-cell office:value-type="float" office:value="660812.217204" calcext:value-type="float">
            <text:p>660812.217204</text:p>
          </table:table-cell>
          <table:table-cell office:value-type="float" office:value="399640.044608" calcext:value-type="float">
            <text:p>399640.04460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872" calcext:value-type="float">
            <text:p>0.0118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6368" calcext:value-type="float">
            <text:p>0.026368</text:p>
          </table:table-cell>
          <table:table-cell office:value-type="float" office:value="0.076192" calcext:value-type="float">
            <text:p>0.076192</text:p>
          </table:table-cell>
          <table:table-cell office:value-type="float" office:value="0.043647" calcext:value-type="float">
            <text:p>0.043647</text:p>
          </table:table-cell>
          <table:table-cell office:value-type="float" office:value="0.134463" calcext:value-type="float">
            <text:p>0.134463</text:p>
          </table:table-cell>
          <table:table-cell/>
          <table:table-cell table:style-name="Default" office:value-type="float" office:value="0.072544" calcext:value-type="float">
            <text:p>0.072544</text:p>
          </table:table-cell>
          <table:table-cell office:value-type="float" office:value="0.17472" calcext:value-type="float">
            <text:p>0.17472</text:p>
          </table:table-cell>
          <table:table-cell office:value-type="float" office:value="0.172927" calcext:value-type="float">
            <text:p>0.172927</text:p>
          </table:table-cell>
          <table:table-cell office:value-type="float" office:value="0.377406" calcext:value-type="float">
            <text:p>0.377406</text:p>
          </table:table-cell>
          <table:table-cell office:value-type="float" office:value="0.349726" calcext:value-type="float">
            <text:p>0.349726</text:p>
          </table:table-cell>
          <table:table-cell table:style-name="Default" office:value-type="float" office:value="0.769916" calcext:value-type="float">
            <text:p>0.769916</text:p>
          </table:table-cell>
          <table:table-cell table:style-name="Default"/>
          <table:table-cell table:style-name="Default" office:value-type="float" office:value="29.831642" calcext:value-type="float">
            <text:p>29.831642</text:p>
          </table:table-cell>
          <table:table-cell office:value-type="float" office:value="40.339515" calcext:value-type="float">
            <text:p>40.339515</text:p>
          </table:table-cell>
          <table:table-cell office:value-type="float" office:value="72.221872" calcext:value-type="float">
            <text:p>72.221872</text:p>
          </table:table-cell>
          <table:table-cell office:value-type="float" office:value="98.032748" calcext:value-type="float">
            <text:p>98.032748</text:p>
          </table:table-cell>
          <table:table-cell office:value-type="float" office:value="141.404912" calcext:value-type="float">
            <text:p>141.404912</text:p>
          </table:table-cell>
          <table:table-cell table:style-name="Default" office:value-type="float" office:value="95.219259" calcext:value-type="float">
            <text:p>95.219259</text:p>
          </table:table-cell>
          <table:table-cell/>
          <table:table-cell table:style-name="Default" office:value-type="float" office:value="305.517595" calcext:value-type="float">
            <text:p>305.517595</text:p>
          </table:table-cell>
          <table:table-cell office:value-type="float" office:value="219.427828" calcext:value-type="float">
            <text:p>219.427828</text:p>
          </table:table-cell>
          <table:table-cell office:value-type="float" office:value="746.01239" calcext:value-type="float">
            <text:p>746.01239</text:p>
          </table:table-cell>
          <table:table-cell office:value-type="float" office:value="693.529361" calcext:value-type="float">
            <text:p>693.529361</text:p>
          </table:table-cell>
          <table:table-cell office:value-type="float" office:value="1498.548874" calcext:value-type="float">
            <text:p>1498.548874</text:p>
          </table:table-cell>
          <table:table-cell office:value-type="float" office:value="1635.617743" calcext:value-type="float">
            <text:p>1635.617743</text:p>
          </table:table-cell>
          <table:table-cell/>
          <table:table-cell table:style-name="Default" office:value-type="float" office:value="2367.239146" calcext:value-type="float">
            <text:p>2367.239146</text:p>
          </table:table-cell>
          <table:table-cell office:value-type="float" office:value="1945.984069" calcext:value-type="float">
            <text:p>1945.984069</text:p>
          </table:table-cell>
          <table:table-cell office:value-type="float" office:value="5979.418572" calcext:value-type="float">
            <text:p>5979.418572</text:p>
          </table:table-cell>
          <table:table-cell office:value-type="float" office:value="4392.535207" calcext:value-type="float">
            <text:p>4392.535207</text:p>
          </table:table-cell>
          <table:table-cell office:value-type="float" office:value="11881.888734" calcext:value-type="float">
            <text:p>11881.888734</text:p>
          </table:table-cell>
          <table:table-cell table:style-name="Default" office:value-type="float" office:value="8512.38124" calcext:value-type="float">
            <text:p>8512.38124</text:p>
          </table:table-cell>
          <table:table-cell table:style-name="Default"/>
          <table:table-cell table:style-name="Default" office:value-type="float" office:value="18977.306094" calcext:value-type="float">
            <text:p>18977.306094</text:p>
          </table:table-cell>
          <table:table-cell office:value-type="float" office:value="16087.813522" calcext:value-type="float">
            <text:p>16087.813522</text:p>
          </table:table-cell>
          <table:table-cell office:value-type="float" office:value="47574.507788" calcext:value-type="float">
            <text:p>47574.507788</text:p>
          </table:table-cell>
          <table:table-cell office:value-type="float" office:value="33467.048866" calcext:value-type="float">
            <text:p>33467.048866</text:p>
          </table:table-cell>
          <table:table-cell office:value-type="float" office:value="95035.076533" calcext:value-type="float">
            <text:p>95035.076533</text:p>
          </table:table-cell>
          <table:table-cell office:value-type="float" office:value="58982.990052" calcext:value-type="float">
            <text:p>58982.990052</text:p>
          </table:table-cell>
          <table:table-cell/>
          <table:table-cell table:style-name="Default" office:value-type="float" office:value="132953.896705" calcext:value-type="float">
            <text:p>132953.896705</text:p>
          </table:table-cell>
          <table:table-cell office:value-type="float" office:value="106309.849534" calcext:value-type="float">
            <text:p>106309.849534</text:p>
          </table:table-cell>
          <table:table-cell office:value-type="float" office:value="320287.317834" calcext:value-type="float">
            <text:p>320287.317834</text:p>
          </table:table-cell>
          <table:table-cell office:value-type="float" office:value="201931.062677" calcext:value-type="float">
            <text:p>201931.062677</text:p>
          </table:table-cell>
          <table:table-cell office:value-type="float" office:value="648947.981265" calcext:value-type="float">
            <text:p>648947.981265</text:p>
          </table:table-cell>
          <table:table-cell office:value-type="float" office:value="400633.264096" calcext:value-type="float">
            <text:p>400633.264096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1904" calcext:value-type="float">
            <text:p>0.011904</text:p>
          </table:table-cell>
          <table:table-cell office:value-type="float" office:value="0.035008" calcext:value-type="float">
            <text:p>0.035008</text:p>
          </table:table-cell>
          <table:table-cell office:value-type="float" office:value="0.022688" calcext:value-type="float">
            <text:p>0.022688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43872" calcext:value-type="float">
            <text:p>0.043872</text:p>
          </table:table-cell>
          <table:table-cell office:value-type="float" office:value="0.134943" calcext:value-type="float">
            <text:p>0.134943</text:p>
          </table:table-cell>
          <table:table-cell/>
          <table:table-cell office:value-type="float" office:value="0.070048" calcext:value-type="float">
            <text:p>0.070048</text:p>
          </table:table-cell>
          <table:table-cell office:value-type="float" office:value="0.185472" calcext:value-type="float">
            <text:p>0.185472</text:p>
          </table:table-cell>
          <table:table-cell office:value-type="float" office:value="0.170559" calcext:value-type="float">
            <text:p>0.170559</text:p>
          </table:table-cell>
          <table:table-cell office:value-type="float" office:value="0.382751" calcext:value-type="float">
            <text:p>0.382751</text:p>
          </table:table-cell>
          <table:table-cell table:style-name="Default" office:value-type="float" office:value="0.378046" calcext:value-type="float">
            <text:p>0.378046</text:p>
          </table:table-cell>
          <table:table-cell office:value-type="float" office:value="0.801883" calcext:value-type="float">
            <text:p>0.801883</text:p>
          </table:table-cell>
          <table:table-cell table:style-name="Default"/>
          <table:table-cell office:value-type="float" office:value="30.983467" calcext:value-type="float">
            <text:p>30.983467</text:p>
          </table:table-cell>
          <table:table-cell office:value-type="float" office:value="38.431488" calcext:value-type="float">
            <text:p>38.431488</text:p>
          </table:table-cell>
          <table:table-cell office:value-type="float" office:value="71.330741" calcext:value-type="float">
            <text:p>71.330741</text:p>
          </table:table-cell>
          <table:table-cell office:value-type="float" office:value="98.848392" calcext:value-type="float">
            <text:p>98.848392</text:p>
          </table:table-cell>
          <table:table-cell table:style-name="Default" office:value-type="float" office:value="141.218481" calcext:value-type="float">
            <text:p>141.218481</text:p>
          </table:table-cell>
          <table:table-cell office:value-type="float" office:value="98.863688" calcext:value-type="float">
            <text:p>98.863688</text:p>
          </table:table-cell>
          <table:table-cell/>
          <table:table-cell office:value-type="float" office:value="304.316968" calcext:value-type="float">
            <text:p>304.316968</text:p>
          </table:table-cell>
          <table:table-cell office:value-type="float" office:value="219.030422" calcext:value-type="float">
            <text:p>219.030422</text:p>
          </table:table-cell>
          <table:table-cell office:value-type="float" office:value="746.127718" calcext:value-type="float">
            <text:p>746.127718</text:p>
          </table:table-cell>
          <table:table-cell office:value-type="float" office:value="675.075151" calcext:value-type="float">
            <text:p>675.075151</text:p>
          </table:table-cell>
          <table:table-cell table:style-name="Default" office:value-type="float" office:value="1501.544091" calcext:value-type="float">
            <text:p>1501.544091</text:p>
          </table:table-cell>
          <table:table-cell office:value-type="float" office:value="1661.30062" calcext:value-type="float">
            <text:p>1661.30062</text:p>
          </table:table-cell>
          <table:table-cell/>
          <table:table-cell office:value-type="float" office:value="2375.474403" calcext:value-type="float">
            <text:p>2375.474403</text:p>
          </table:table-cell>
          <table:table-cell office:value-type="float" office:value="1942.050511" calcext:value-type="float">
            <text:p>1942.050511</text:p>
          </table:table-cell>
          <table:table-cell office:value-type="float" office:value="5960.699851" calcext:value-type="float">
            <text:p>5960.699851</text:p>
          </table:table-cell>
          <table:table-cell office:value-type="float" office:value="4366.980488" calcext:value-type="float">
            <text:p>4366.980488</text:p>
          </table:table-cell>
          <table:table-cell table:style-name="Default" office:value-type="float" office:value="11923.250059" calcext:value-type="float">
            <text:p>11923.250059</text:p>
          </table:table-cell>
          <table:table-cell office:value-type="float" office:value="8551.168499" calcext:value-type="float">
            <text:p>8551.168499</text:p>
          </table:table-cell>
          <table:table-cell table:style-name="Default"/>
          <table:table-cell office:value-type="float" office:value="19075.120309" calcext:value-type="float">
            <text:p>19075.120309</text:p>
          </table:table-cell>
          <table:table-cell office:value-type="float" office:value="15883.678366" calcext:value-type="float">
            <text:p>15883.678366</text:p>
          </table:table-cell>
          <table:table-cell office:value-type="float" office:value="46333.156854" calcext:value-type="float">
            <text:p>46333.156854</text:p>
          </table:table-cell>
          <table:table-cell office:value-type="float" office:value="33405.374563" calcext:value-type="float">
            <text:p>33405.374563</text:p>
          </table:table-cell>
          <table:table-cell table:style-name="Default" office:value-type="float" office:value="96308.570624" calcext:value-type="float">
            <text:p>96308.570624</text:p>
          </table:table-cell>
          <table:table-cell office:value-type="float" office:value="58961.559424" calcext:value-type="float">
            <text:p>58961.559424</text:p>
          </table:table-cell>
          <table:table-cell table:number-columns-repeated="2"/>
          <table:table-cell office:value-type="float" office:value="104818.32913" calcext:value-type="float">
            <text:p>104818.32913</text:p>
          </table:table-cell>
          <table:table-cell office:value-type="float" office:value="328409.053849" calcext:value-type="float">
            <text:p>328409.053849</text:p>
          </table:table-cell>
          <table:table-cell office:value-type="float" office:value="286308.574397" calcext:value-type="float">
            <text:p>286308.574397</text:p>
          </table:table-cell>
          <table:table-cell table:style-name="Default" office:value-type="float" office:value="647886.461347" calcext:value-type="float">
            <text:p>647886.461347</text:p>
          </table:table-cell>
          <table:table-cell office:value-type="float" office:value="399990.441718" calcext:value-type="float">
            <text:p>399990.44171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0.012608" calcext:value-type="float">
            <text:p>0.012608</text:p>
          </table:table-cell>
          <table:table-cell office:value-type="float" office:value="0.022688" calcext:value-type="float">
            <text:p>0.022688</text:p>
          </table:table-cell>
          <table:table-cell office:value-type="float" office:value="0.022783" calcext:value-type="float">
            <text:p>0.022783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44352" calcext:value-type="float">
            <text:p>0.044352</text:p>
          </table:table-cell>
          <table:table-cell office:value-type="float" office:value="0.121824" calcext:value-type="float">
            <text:p>0.121824</text:p>
          </table:table-cell>
          <table:table-cell/>
          <table:table-cell table:style-name="Default" office:value-type="float" office:value="0.067776" calcext:value-type="float">
            <text:p>0.067776</text:p>
          </table:table-cell>
          <table:table-cell table:style-name="Default" office:value-type="float" office:value="0.164703" calcext:value-type="float">
            <text:p>0.164703</text:p>
          </table:table-cell>
          <table:table-cell office:value-type="float" office:value="0.166527" calcext:value-type="float">
            <text:p>0.166527</text:p>
          </table:table-cell>
          <table:table-cell office:value-type="float" office:value="0.389022" calcext:value-type="float">
            <text:p>0.389022</text:p>
          </table:table-cell>
          <table:table-cell office:value-type="float" office:value="0.438334" calcext:value-type="float">
            <text:p>0.438334</text:p>
          </table:table-cell>
          <table:table-cell office:value-type="float" office:value="0.752124" calcext:value-type="float">
            <text:p>0.752124</text:p>
          </table:table-cell>
          <table:table-cell table:style-name="Default"/>
          <table:table-cell office:value-type="float" office:value="30.14559" calcext:value-type="float">
            <text:p>30.14559</text:p>
          </table:table-cell>
          <table:table-cell table:style-name="Default" office:value-type="float" office:value="41.614231" calcext:value-type="float">
            <text:p>41.614231</text:p>
          </table:table-cell>
          <table:table-cell office:value-type="float" office:value="71.505267" calcext:value-type="float">
            <text:p>71.505267</text:p>
          </table:table-cell>
          <table:table-cell office:value-type="float" office:value="100.073986" calcext:value-type="float">
            <text:p>100.073986</text:p>
          </table:table-cell>
          <table:table-cell office:value-type="float" office:value="142.301931" calcext:value-type="float">
            <text:p>142.301931</text:p>
          </table:table-cell>
          <table:table-cell office:value-type="float" office:value="100.830238" calcext:value-type="float">
            <text:p>100.830238</text:p>
          </table:table-cell>
          <table:table-cell/>
          <table:table-cell office:value-type="float" office:value="300.046714" calcext:value-type="float">
            <text:p>300.046714</text:p>
          </table:table-cell>
          <table:table-cell table:style-name="Default" office:value-type="float" office:value="213.244233" calcext:value-type="float">
            <text:p>213.244233</text:p>
          </table:table-cell>
          <table:table-cell office:value-type="float" office:value="747.809244" calcext:value-type="float">
            <text:p>747.809244</text:p>
          </table:table-cell>
          <table:table-cell office:value-type="float" office:value="680.10879" calcext:value-type="float">
            <text:p>680.10879</text:p>
          </table:table-cell>
          <table:table-cell office:value-type="float" office:value="1502.222711" calcext:value-type="float">
            <text:p>1502.222711</text:p>
          </table:table-cell>
          <table:table-cell office:value-type="float" office:value="1633.231483" calcext:value-type="float">
            <text:p>1633.231483</text:p>
          </table:table-cell>
          <table:table-cell/>
          <table:table-cell office:value-type="float" office:value="2371.964622" calcext:value-type="float">
            <text:p>2371.964622</text:p>
          </table:table-cell>
          <table:table-cell table:style-name="Default" office:value-type="float" office:value="1948.598873" calcext:value-type="float">
            <text:p>1948.598873</text:p>
          </table:table-cell>
          <table:table-cell office:value-type="float" office:value="5944.030817" calcext:value-type="float">
            <text:p>5944.030817</text:p>
          </table:table-cell>
          <table:table-cell office:value-type="float" office:value="4012.329145" calcext:value-type="float">
            <text:p>4012.329145</text:p>
          </table:table-cell>
          <table:table-cell office:value-type="float" office:value="11910.227566" calcext:value-type="float">
            <text:p>11910.227566</text:p>
          </table:table-cell>
          <table:table-cell office:value-type="float" office:value="8544.6237" calcext:value-type="float">
            <text:p>8544.6237</text:p>
          </table:table-cell>
          <table:table-cell table:style-name="Default"/>
          <table:table-cell office:value-type="float" office:value="18868.050537" calcext:value-type="float">
            <text:p>18868.050537</text:p>
          </table:table-cell>
          <table:table-cell table:style-name="Default" office:value-type="float" office:value="16505.646279" calcext:value-type="float">
            <text:p>16505.646279</text:p>
          </table:table-cell>
          <table:table-cell office:value-type="float" office:value="46239.519811" calcext:value-type="float">
            <text:p>46239.519811</text:p>
          </table:table-cell>
          <table:table-cell office:value-type="float" office:value="33405.14083" calcext:value-type="float">
            <text:p>33405.14083</text:p>
          </table:table-cell>
          <table:table-cell office:value-type="float" office:value="97692.058989" calcext:value-type="float">
            <text:p>97692.058989</text:p>
          </table:table-cell>
          <table:table-cell office:value-type="float" office:value="59066.604496" calcext:value-type="float">
            <text:p>59066.604496</text:p>
          </table:table-cell>
          <table:table-cell table:style-name="Default"/>
          <table:table-cell office:value-type="float" office:value="130302.830146" calcext:value-type="float">
            <text:p>130302.830146</text:p>
          </table:table-cell>
          <table:table-cell table:style-name="Default" office:value-type="float" office:value="104510.181911" calcext:value-type="float">
            <text:p>104510.181911</text:p>
          </table:table-cell>
          <table:table-cell office:value-type="float" office:value="336160.391557" calcext:value-type="float">
            <text:p>336160.391557</text:p>
          </table:table-cell>
          <table:table-cell office:value-type="float" office:value="226030.043295" calcext:value-type="float">
            <text:p>226030.043295</text:p>
          </table:table-cell>
          <table:table-cell office:value-type="float" office:value="667238.005333" calcext:value-type="float">
            <text:p>667238.005333</text:p>
          </table:table-cell>
          <table:table-cell office:value-type="float" office:value="400138.656881" calcext:value-type="float">
            <text:p>400138.656881</text:p>
          </table:table-cell>
          <table:table-cell table:number-columns-repeated="975"/>
        </table:table-row>
        <table:table-row table:style-name="ro1">
          <table:table-cell table:number-columns-repeated="8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975"/>
        </table:table-row>
        <table:table-row table:style-name="ro1">
          <table:table-cell table:style-name="ce2" office:value-type="string" calcext:value-type="string">
            <text:p>Mean (ms)</text:p>
          </table:table-cell>
          <table:table-cell table:style-name="ce2" table:formula="of:=AVERAGE([.B4:.B23])" office:value-type="float" office:value="0.0120144" calcext:value-type="float">
            <text:p>0.0120144</text:p>
          </table:table-cell>
          <table:table-cell table:style-name="ce2" table:formula="of:=AVERAGE([.C4:.C23])" office:value-type="float" office:value="0.030256" calcext:value-type="float">
            <text:p>0.030256</text:p>
          </table:table-cell>
          <table:table-cell table:style-name="ce2" table:formula="of:=AVERAGE([.D4:.D23])" office:value-type="float" office:value="0.0244783" calcext:value-type="float">
            <text:p>0.0244783</text:p>
          </table:table-cell>
          <table:table-cell table:style-name="ce2" table:formula="of:=AVERAGE([.E4:.E23])" office:value-type="float" office:value="0.06892135" calcext:value-type="float">
            <text:p>0.06892135</text:p>
          </table:table-cell>
          <table:table-cell table:style-name="ce2" table:formula="of:=AVERAGE([.F4:.F23])" office:value-type="float" office:value="0.0453261" calcext:value-type="float">
            <text:p>0.0453261</text:p>
          </table:table-cell>
          <table:table-cell table:style-name="ce2" table:formula="of:=AVERAGE([.G4:.G23])" office:value-type="float" office:value="0.1281578" calcext:value-type="float">
            <text:p>0.1281578</text:p>
          </table:table-cell>
          <table:table-cell/>
          <table:table-cell table:style-name="ce2" table:formula="of:=AVERAGE([.I4:.I23])" office:value-type="float" office:value="0.0760382" calcext:value-type="float">
            <text:p>0.0760382</text:p>
          </table:table-cell>
          <table:table-cell table:style-name="ce2" table:formula="of:=AVERAGE([.J4:.J23])" office:value-type="float" office:value="0.1778284" calcext:value-type="float">
            <text:p>0.1778284</text:p>
          </table:table-cell>
          <table:table-cell table:style-name="ce2" table:formula="of:=AVERAGE([.K4:.K23])" office:value-type="float" office:value="0.1781318" calcext:value-type="float">
            <text:p>0.1781318</text:p>
          </table:table-cell>
          <table:table-cell table:style-name="ce2" table:formula="of:=AVERAGE([.L4:.L23])" office:value-type="float" office:value="0.40643155" calcext:value-type="float">
            <text:p>0.40643155</text:p>
          </table:table-cell>
          <table:table-cell table:style-name="ce2" table:formula="of:=AVERAGE([.M4:.M23])" office:value-type="float" office:value="0.374374" calcext:value-type="float">
            <text:p>0.374374</text:p>
          </table:table-cell>
          <table:table-cell table:style-name="ce2" table:formula="of:=AVERAGE([.N4:.N23])" office:value-type="float" office:value="0.85365165" calcext:value-type="float">
            <text:p>0.85365165</text:p>
          </table:table-cell>
          <table:table-cell/>
          <table:table-cell table:style-name="ce2" table:formula="of:=AVERAGE([.P4:.P23])" office:value-type="float" office:value="29.85955695" calcext:value-type="float">
            <text:p>29.85955695</text:p>
          </table:table-cell>
          <table:table-cell table:style-name="ce2" table:formula="of:=AVERAGE([.Q4:.Q23])" office:value-type="float" office:value="41.4180322" calcext:value-type="float">
            <text:p>41.4180322</text:p>
          </table:table-cell>
          <table:table-cell table:style-name="ce2" table:formula="of:=AVERAGE([.R4:.R23])" office:value-type="float" office:value="71.10343125" calcext:value-type="float">
            <text:p>71.10343125</text:p>
          </table:table-cell>
          <table:table-cell table:style-name="ce2" table:formula="of:=AVERAGE([.S4:.S23])" office:value-type="float" office:value="98.5220037" calcext:value-type="float">
            <text:p>98.5220037</text:p>
          </table:table-cell>
          <table:table-cell table:style-name="ce2" table:formula="of:=AVERAGE([.T4:.T23])" office:value-type="float" office:value="141.3802236" calcext:value-type="float">
            <text:p>141.3802236</text:p>
          </table:table-cell>
          <table:table-cell table:style-name="ce2" table:formula="of:=AVERAGE([.U4:.U23])" office:value-type="float" office:value="98.28268305" calcext:value-type="float">
            <text:p>98.28268305</text:p>
          </table:table-cell>
          <table:table-cell/>
          <table:table-cell table:style-name="ce2" table:formula="of:=AVERAGE([.W4:.W23])" office:value-type="float" office:value="302.5524986" calcext:value-type="float">
            <text:p>302.5524986</text:p>
          </table:table-cell>
          <table:table-cell table:style-name="ce2" table:formula="of:=AVERAGE([.X4:.X23])" office:value-type="float" office:value="232.1926905" calcext:value-type="float">
            <text:p>232.1926905</text:p>
          </table:table-cell>
          <table:table-cell table:style-name="ce2" table:formula="of:=AVERAGE([.Y4:.Y23])" office:value-type="float" office:value="750.2587186" calcext:value-type="float">
            <text:p>750.2587186</text:p>
          </table:table-cell>
          <table:table-cell table:style-name="ce2" table:formula="of:=AVERAGE([.Z4:.Z23])" office:value-type="float" office:value="675.2570768" calcext:value-type="float">
            <text:p>675.2570768</text:p>
          </table:table-cell>
          <table:table-cell table:style-name="ce2" table:formula="of:=AVERAGE([.AA4:.AA23])" office:value-type="float" office:value="1500.92529815" calcext:value-type="float">
            <text:p>1500.92529815</text:p>
          </table:table-cell>
          <table:table-cell table:style-name="ce2" table:formula="of:=AVERAGE([.AB4:.AB23])" office:value-type="float" office:value="1593.9686082" calcext:value-type="float">
            <text:p>1593.9686082</text:p>
          </table:table-cell>
          <table:table-cell/>
          <table:table-cell table:style-name="ce2" table:formula="of:=AVERAGE([.AD4:.AD23])" office:value-type="float" office:value="2373.18070925" calcext:value-type="float">
            <text:p>2373.18070925</text:p>
          </table:table-cell>
          <table:table-cell table:style-name="ce2" table:formula="of:=AVERAGE([.AE4:.AE23])" office:value-type="float" office:value="1878.2791244" calcext:value-type="float">
            <text:p>1878.2791244</text:p>
          </table:table-cell>
          <table:table-cell table:style-name="ce2" table:formula="of:=AVERAGE([.AF4:.AF23])" office:value-type="float" office:value="5969.5239871" calcext:value-type="float">
            <text:p>5969.5239871</text:p>
          </table:table-cell>
          <table:table-cell table:style-name="ce2" table:formula="of:=AVERAGE([.AG4:.AG23])" office:value-type="float" office:value="4085.1220076" calcext:value-type="float">
            <text:p>4085.1220076</text:p>
          </table:table-cell>
          <table:table-cell table:style-name="ce2" table:formula="of:=AVERAGE([.AH4:.AH23])" office:value-type="float" office:value="11912.5278199" calcext:value-type="float">
            <text:p>11912.5278199</text:p>
          </table:table-cell>
          <table:table-cell table:style-name="ce2" table:formula="of:=AVERAGE([.AI4:.AI23])" office:value-type="float" office:value="8381.71122195" calcext:value-type="float">
            <text:p>8381.71122195</text:p>
          </table:table-cell>
          <table:table-cell/>
          <table:table-cell table:style-name="ce2" table:formula="of:=AVERAGE([.AK4:.AK23])" office:value-type="float" office:value="19033.75505035" calcext:value-type="float">
            <text:p>19033.75505035</text:p>
          </table:table-cell>
          <table:table-cell table:style-name="ce2" table:formula="of:=AVERAGE([.AL4:.AL23])" office:value-type="float" office:value="15656.84493165" calcext:value-type="float">
            <text:p>15656.84493165</text:p>
          </table:table-cell>
          <table:table-cell table:style-name="ce2" table:formula="of:=AVERAGE([.AM4:.AM23])" office:value-type="float" office:value="48172.58483005" calcext:value-type="float">
            <text:p>48172.58483005</text:p>
          </table:table-cell>
          <table:table-cell table:style-name="ce2" table:formula="of:=AVERAGE([.AN4:.AN23])" office:value-type="float" office:value="32279.2403018" calcext:value-type="float">
            <text:p>32279.2403018</text:p>
          </table:table-cell>
          <table:table-cell table:style-name="ce2" table:formula="of:=AVERAGE([.AO4:.AO23])" office:value-type="float" office:value="95557.9582505" calcext:value-type="float">
            <text:p>95557.9582505</text:p>
          </table:table-cell>
          <table:table-cell table:style-name="ce2" table:formula="of:=AVERAGE([.AP4:.AP23])" office:value-type="float" office:value="58208.2462334" calcext:value-type="float">
            <text:p>58208.2462334</text:p>
          </table:table-cell>
          <table:table-cell/>
          <table:table-cell table:style-name="ce2" table:formula="of:=AVERAGE([.AR4:.AR23])" office:value-type="float" office:value="132907.290221733" calcext:value-type="float">
            <text:p>132907.290221733</text:p>
          </table:table-cell>
          <table:table-cell table:style-name="ce2" table:formula="of:=AVERAGE([.AS4:.AS23])" office:value-type="float" office:value="99519.44331185" calcext:value-type="float">
            <text:p>99519.44331185</text:p>
          </table:table-cell>
          <table:table-cell table:style-name="ce2" table:formula="of:=AVERAGE([.AT4:.AT23])" office:value-type="float" office:value="335058.9928889" calcext:value-type="float">
            <text:p>335058.9928889</text:p>
          </table:table-cell>
          <table:table-cell table:style-name="ce2" table:formula="of:=AVERAGE([.AU4:.AU23])" office:value-type="float" office:value="210541.19659895" calcext:value-type="float">
            <text:p>210541.19659895</text:p>
          </table:table-cell>
          <table:table-cell table:style-name="ce2" table:formula="of:=AVERAGE([.AV4:.AV23])" office:value-type="float" office:value="670108.41954535" calcext:value-type="float">
            <text:p>670108.41954535</text:p>
          </table:table-cell>
          <table:table-cell table:style-name="ce2" table:formula="of:=AVERAGE([.AW4:.AW23])" office:value-type="float" office:value="420242.5995351" calcext:value-type="float">
            <text:p>420242.599535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4:.B23])" office:value-type="float" office:value="0.00110244161559217" calcext:value-type="float">
            <text:p>0.001102441615592</text:p>
          </table:table-cell>
          <table:table-cell table:style-name="ce2" table:formula="of:=STDEV([.C4:.C23])" office:value-type="float" office:value="0.0193393497523083" calcext:value-type="float">
            <text:p>0.019339349752308</text:p>
          </table:table-cell>
          <table:table-cell table:style-name="ce2" table:formula="of:=STDEV([.D4:.D23])" office:value-type="float" office:value="0.00177022686919532" calcext:value-type="float">
            <text:p>0.001770226869195</text:p>
          </table:table-cell>
          <table:table-cell table:style-name="ce2" table:formula="of:=STDEV([.E4:.E23])" office:value-type="float" office:value="0.00977815038087739" calcext:value-type="float">
            <text:p>0.009778150380877</text:p>
          </table:table-cell>
          <table:table-cell table:style-name="ce2" table:formula="of:=STDEV([.F4:.F23])" office:value-type="float" office:value="0.00299760182918209" calcext:value-type="float">
            <text:p>0.002997601829182</text:p>
          </table:table-cell>
          <table:table-cell table:style-name="ce2" table:formula="of:=STDEV([.G4:.G23])" office:value-type="float" office:value="0.0101309967587753" calcext:value-type="float">
            <text:p>0.010130996758775</text:p>
          </table:table-cell>
          <table:table-cell/>
          <table:table-cell table:style-name="ce2" table:formula="of:=STDEV([.I4:.I23])" office:value-type="float" office:value="0.0213833232846239" calcext:value-type="float">
            <text:p>0.021383323284624</text:p>
          </table:table-cell>
          <table:table-cell table:style-name="ce2" table:formula="of:=STDEV([.J4:.J23])" office:value-type="float" office:value="0.00927833089799192" calcext:value-type="float">
            <text:p>0.009278330897992</text:p>
          </table:table-cell>
          <table:table-cell table:style-name="ce2" table:formula="of:=STDEV([.K4:.K23])" office:value-type="float" office:value="0.0302857274333707" calcext:value-type="float">
            <text:p>0.030285727433371</text:p>
          </table:table-cell>
          <table:table-cell table:style-name="ce2" table:formula="of:=STDEV([.L4:.L23])" office:value-type="float" office:value="0.0339200788130213" calcext:value-type="float">
            <text:p>0.033920078813021</text:p>
          </table:table-cell>
          <table:table-cell table:style-name="ce2" table:formula="of:=STDEV([.M4:.M23])" office:value-type="float" office:value="0.035732288098257" calcext:value-type="float">
            <text:p>0.035732288098257</text:p>
          </table:table-cell>
          <table:table-cell table:style-name="ce2" table:formula="of:=STDEV([.N4:.N23])" office:value-type="float" office:value="0.135804581377366" calcext:value-type="float">
            <text:p>0.135804581377366</text:p>
          </table:table-cell>
          <table:table-cell/>
          <table:table-cell table:style-name="ce2" table:formula="of:=STDEV([.P4:.P23])" office:value-type="float" office:value="0.928730097897603" calcext:value-type="float">
            <text:p>0.928730097897603</text:p>
          </table:table-cell>
          <table:table-cell table:style-name="ce2" table:formula="of:=STDEV([.Q4:.Q23])" office:value-type="float" office:value="4.30943281249817" calcext:value-type="float">
            <text:p>4.30943281249817</text:p>
          </table:table-cell>
          <table:table-cell table:style-name="ce2" table:formula="of:=STDEV([.R4:.R23])" office:value-type="float" office:value="0.443937703114072" calcext:value-type="float">
            <text:p>0.443937703114072</text:p>
          </table:table-cell>
          <table:table-cell table:style-name="ce2" table:formula="of:=STDEV([.S4:.S23])" office:value-type="float" office:value="2.00925715299005" calcext:value-type="float">
            <text:p>2.00925715299005</text:p>
          </table:table-cell>
          <table:table-cell table:style-name="ce2" table:formula="of:=STDEV([.T4:.T23])" office:value-type="float" office:value="0.492069172315008" calcext:value-type="float">
            <text:p>0.492069172315008</text:p>
          </table:table-cell>
          <table:table-cell table:style-name="ce2" table:formula="of:=STDEV([.U4:.U23])" office:value-type="float" office:value="2.25098306700466" calcext:value-type="float">
            <text:p>2.25098306700466</text:p>
          </table:table-cell>
          <table:table-cell/>
          <table:table-cell table:style-name="ce2" table:formula="of:=STDEV([.W4:.W23])" office:value-type="float" office:value="2.56324437715495" calcext:value-type="float">
            <text:p>2.56324437715495</text:p>
          </table:table-cell>
          <table:table-cell table:style-name="ce2" table:formula="of:=STDEV([.X4:.X23])" office:value-type="float" office:value="39.8688155652871" calcext:value-type="float">
            <text:p>39.8688155652871</text:p>
          </table:table-cell>
          <table:table-cell table:style-name="ce2" table:formula="of:=STDEV([.Y4:.Y23])" office:value-type="float" office:value="5.07721361426452" calcext:value-type="float">
            <text:p>5.07721361426452</text:p>
          </table:table-cell>
          <table:table-cell table:style-name="ce2" table:formula="of:=STDEV([.Z4:.Z23])" office:value-type="float" office:value="30.2319072206836" calcext:value-type="float">
            <text:p>30.2319072206836</text:p>
          </table:table-cell>
          <table:table-cell table:style-name="ce2" table:formula="of:=STDEV([.AA4:.AA23])" office:value-type="float" office:value="5.81155626577629" calcext:value-type="float">
            <text:p>5.81155626577629</text:p>
          </table:table-cell>
          <table:table-cell table:style-name="ce2" table:formula="of:=STDEV([.AB4:.AB23])" office:value-type="float" office:value="189.994926437752" calcext:value-type="float">
            <text:p>189.994926437752</text:p>
          </table:table-cell>
          <table:table-cell/>
          <table:table-cell table:style-name="ce2" table:formula="of:=STDEV([.AD4:.AD23])" office:value-type="float" office:value="7.7216664931091" calcext:value-type="float">
            <text:p>7.7216664931091</text:p>
          </table:table-cell>
          <table:table-cell table:style-name="ce2" table:formula="of:=STDEV([.AE4:.AE23])" office:value-type="float" office:value="280.045801210717" calcext:value-type="float">
            <text:p>280.045801210717</text:p>
          </table:table-cell>
          <table:table-cell table:style-name="ce2" table:formula="of:=STDEV([.AF4:.AF23])" office:value-type="float" office:value="19.2474665625557" calcext:value-type="float">
            <text:p>19.2474665625557</text:p>
          </table:table-cell>
          <table:table-cell table:style-name="ce2" table:formula="of:=STDEV([.AG4:.AG23])" office:value-type="float" office:value="376.417996516539" calcext:value-type="float">
            <text:p>376.417996516539</text:p>
          </table:table-cell>
          <table:table-cell table:style-name="ce2" table:formula="of:=STDEV([.AH4:.AH23])" office:value-type="float" office:value="30.2768610395588" calcext:value-type="float">
            <text:p>30.2768610395588</text:p>
          </table:table-cell>
          <table:table-cell table:style-name="ce2" table:formula="of:=STDEV([.AI4:.AI23])" office:value-type="float" office:value="496.726623509808" calcext:value-type="float">
            <text:p>496.726623509808</text:p>
          </table:table-cell>
          <table:table-cell/>
          <table:table-cell table:style-name="ce2" table:formula="of:=STDEV([.AK4:.AK23])" office:value-type="float" office:value="83.9937657797092" calcext:value-type="float">
            <text:p>83.9937657797092</text:p>
          </table:table-cell>
          <table:table-cell table:style-name="ce2" table:formula="of:=STDEV([.AL4:.AL23])" office:value-type="float" office:value="1343.76732862392" calcext:value-type="float">
            <text:p>1343.76732862392</text:p>
          </table:table-cell>
          <table:table-cell table:style-name="ce2" table:formula="of:=STDEV([.AM4:.AM23])" office:value-type="float" office:value="1773.68551132308" calcext:value-type="float">
            <text:p>1773.68551132308</text:p>
          </table:table-cell>
          <table:table-cell table:style-name="ce2" table:formula="of:=STDEV([.AN4:.AN23])" office:value-type="float" office:value="1745.11034464639" calcext:value-type="float">
            <text:p>1745.11034464639</text:p>
          </table:table-cell>
          <table:table-cell table:style-name="ce2" table:formula="of:=STDEV([.AO4:.AO23])" office:value-type="float" office:value="2248.66709245121" calcext:value-type="float">
            <text:p>2248.66709245121</text:p>
          </table:table-cell>
          <table:table-cell table:style-name="ce2" table:formula="of:=STDEV([.AP4:.AP23])" office:value-type="float" office:value="3036.86942861032" calcext:value-type="float">
            <text:p>3036.86942861032</text:p>
          </table:table-cell>
          <table:table-cell/>
          <table:table-cell table:style-name="ce2" table:formula="of:=STDEV([.AR4:.AR23])" office:value-type="float" office:value="2654.26249098351" calcext:value-type="float">
            <text:p>2654.26249098351</text:p>
          </table:table-cell>
          <table:table-cell table:style-name="ce2" table:formula="of:=STDEV([.AS4:.AS23])" office:value-type="float" office:value="12441.3002961937" calcext:value-type="float">
            <text:p>12441.3002961937</text:p>
          </table:table-cell>
          <table:table-cell table:style-name="ce2" table:formula="of:=STDEV([.AT4:.AT23])" office:value-type="float" office:value="12378.4532445921" calcext:value-type="float">
            <text:p>12378.4532445921</text:p>
          </table:table-cell>
          <table:table-cell table:style-name="ce2" table:formula="of:=STDEV([.AU4:.AU23])" office:value-type="float" office:value="18665.5571894438" calcext:value-type="float">
            <text:p>18665.5571894438</text:p>
          </table:table-cell>
          <table:table-cell table:style-name="ce2" table:formula="of:=STDEV([.AV4:.AV23])" office:value-type="float" office:value="24295.3011576566" calcext:value-type="float">
            <text:p>24295.3011576566</text:p>
          </table:table-cell>
          <table:table-cell table:style-name="ce2" table:formula="of:=STDEV([.AW4:.AW23])" office:value-type="float" office:value="39029.0033567508" calcext:value-type="float">
            <text:p>39029.0033567508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(%)</text:p>
          </table:table-cell>
          <table:table-cell table:style-name="ce2" table:formula="of:=([.B26]/[.B25])*100" office:value-type="float" office:value="9.17600226055542" calcext:value-type="float">
            <text:p>9.17600226055542</text:p>
          </table:table-cell>
          <table:table-cell table:style-name="ce2" table:formula="of:=([.C26]/[.C25])*100" office:value-type="float" office:value="63.9190565583959" calcext:value-type="float">
            <text:p>63.9190565583959</text:p>
          </table:table-cell>
          <table:table-cell table:style-name="ce2" table:formula="of:=([.D26]/[.D25])*100" office:value-type="float" office:value="7.23182111991158" calcext:value-type="float">
            <text:p>7.23182111991158</text:p>
          </table:table-cell>
          <table:table-cell table:style-name="ce2" table:formula="of:=([.E26]/[.E25])*100" office:value-type="float" office:value="14.187404020492" calcext:value-type="float">
            <text:p>14.187404020492</text:p>
          </table:table-cell>
          <table:table-cell table:style-name="ce2" table:formula="of:=([.F26]/[.F25])*100" office:value-type="float" office:value="6.61341220440781" calcext:value-type="float">
            <text:p>6.61341220440781</text:p>
          </table:table-cell>
          <table:table-cell table:style-name="ce2" table:formula="of:=([.G26]/[.G25])*100" office:value-type="float" office:value="7.90509571697962" calcext:value-type="float">
            <text:p>7.90509571697962</text:p>
          </table:table-cell>
          <table:table-cell/>
          <table:table-cell table:style-name="ce2" table:formula="of:=([.I26]/[.I25])*100" office:value-type="float" office:value="28.121816777125" calcext:value-type="float">
            <text:p>28.121816777125</text:p>
          </table:table-cell>
          <table:table-cell table:style-name="ce2" table:formula="of:=([.J26]/[.J25])*100" office:value-type="float" office:value="5.21757542551804" calcext:value-type="float">
            <text:p>5.21757542551804</text:p>
          </table:table-cell>
          <table:table-cell table:style-name="ce2" table:formula="of:=([.K26]/[.K25])*100" office:value-type="float" office:value="17.0018645931668" calcext:value-type="float">
            <text:p>17.0018645931668</text:p>
          </table:table-cell>
          <table:table-cell table:style-name="ce2" table:formula="of:=([.L26]/[.L25])*100" office:value-type="float" office:value="8.34582817525395" calcext:value-type="float">
            <text:p>8.34582817525395</text:p>
          </table:table-cell>
          <table:table-cell table:style-name="ce2" table:formula="of:=([.M26]/[.M25])*100" office:value-type="float" office:value="9.54454318362307" calcext:value-type="float">
            <text:p>9.54454318362307</text:p>
          </table:table-cell>
          <table:table-cell table:style-name="ce2" table:formula="of:=([.N26]/[.N25])*100" office:value-type="float" office:value="15.9086650131076" calcext:value-type="float">
            <text:p>15.9086650131076</text:p>
          </table:table-cell>
          <table:table-cell/>
          <table:table-cell table:style-name="ce2" table:formula="of:=([.P26]/[.P25])*100" office:value-type="float" office:value="3.11032779037133" calcext:value-type="float">
            <text:p>3.11032779037133</text:p>
          </table:table-cell>
          <table:table-cell table:style-name="ce2" table:formula="of:=([.Q26]/[.Q25])*100" office:value-type="float" office:value="10.4047261146756" calcext:value-type="float">
            <text:p>10.4047261146756</text:p>
          </table:table-cell>
          <table:table-cell table:style-name="ce2" table:formula="of:=([.R26]/[.R25])*100" office:value-type="float" office:value="0.624354824105724" calcext:value-type="float">
            <text:p>0.624354824105724</text:p>
          </table:table-cell>
          <table:table-cell table:style-name="ce2" table:formula="of:=([.S26]/[.S25])*100" office:value-type="float" office:value="2.03939940067424" calcext:value-type="float">
            <text:p>2.03939940067424</text:p>
          </table:table-cell>
          <table:table-cell table:style-name="ce2" table:formula="of:=([.T26]/[.T25])*100" office:value-type="float" office:value="0.348046678513676" calcext:value-type="float">
            <text:p>0.348046678513676</text:p>
          </table:table-cell>
          <table:table-cell table:style-name="ce2" table:formula="of:=([.U26]/[.U25])*100" office:value-type="float" office:value="2.29031503531452" calcext:value-type="float">
            <text:p>2.29031503531452</text:p>
          </table:table-cell>
          <table:table-cell/>
          <table:table-cell table:style-name="ce2" table:formula="of:=([.W26]/[.W25])*100" office:value-type="float" office:value="0.847206481194451" calcext:value-type="float">
            <text:p>0.847206481194451</text:p>
          </table:table-cell>
          <table:table-cell table:style-name="ce2" table:formula="of:=([.X26]/[.X25])*100" office:value-type="float" office:value="17.1705730612941" calcext:value-type="float">
            <text:p>17.1705730612941</text:p>
          </table:table-cell>
          <table:table-cell table:style-name="ce2" table:formula="of:=([.Y26]/[.Y25])*100" office:value-type="float" office:value="0.676728372279194" calcext:value-type="float">
            <text:p>0.676728372279194</text:p>
          </table:table-cell>
          <table:table-cell table:style-name="ce2" table:formula="of:=([.Z26]/[.Z25])*100" office:value-type="float" office:value="4.47709594750945" calcext:value-type="float">
            <text:p>4.47709594750945</text:p>
          </table:table-cell>
          <table:table-cell table:style-name="ce2" table:formula="of:=([.AA26]/[.AA25])*100" office:value-type="float" office:value="0.387198235177957" calcext:value-type="float">
            <text:p>0.387198235177957</text:p>
          </table:table-cell>
          <table:table-cell table:style-name="ce2" table:formula="of:=([.AB26]/[.AB25])*100" office:value-type="float" office:value="11.9196153211766" calcext:value-type="float">
            <text:p>11.9196153211766</text:p>
          </table:table-cell>
          <table:table-cell/>
          <table:table-cell table:style-name="ce2" table:formula="of:=([.AD26]/[.AD25])*100" office:value-type="float" office:value="0.325372040275407" calcext:value-type="float">
            <text:p>0.325372040275407</text:p>
          </table:table-cell>
          <table:table-cell table:style-name="ce2" table:formula="of:=([.AE26]/[.AE25])*100" office:value-type="float" office:value="14.9097009902708" calcext:value-type="float">
            <text:p>14.9097009902708</text:p>
          </table:table-cell>
          <table:table-cell table:style-name="ce2" table:formula="of:=([.AF26]/[.AF25])*100" office:value-type="float" office:value="0.322428833591239" calcext:value-type="float">
            <text:p>0.322428833591239</text:p>
          </table:table-cell>
          <table:table-cell table:style-name="ce2" table:formula="of:=([.AG26]/[.AG25])*100" office:value-type="float" office:value="9.21436363017427" calcext:value-type="float">
            <text:p>9.21436363017427</text:p>
          </table:table-cell>
          <table:table-cell table:style-name="ce2" table:formula="of:=([.AH26]/[.AH25])*100" office:value-type="float" office:value="0.254159834900708" calcext:value-type="float">
            <text:p>0.254159834900708</text:p>
          </table:table-cell>
          <table:table-cell table:style-name="ce2" table:formula="of:=([.AI26]/[.AI25])*100" office:value-type="float" office:value="5.92631516830336" calcext:value-type="float">
            <text:p>5.92631516830336</text:p>
          </table:table-cell>
          <table:table-cell/>
          <table:table-cell table:style-name="ce2" table:formula="of:=([.AK26]/[.AK25])*100" office:value-type="float" office:value="0.441288466503433" calcext:value-type="float">
            <text:p>0.441288466503433</text:p>
          </table:table-cell>
          <table:table-cell table:style-name="ce2" table:formula="of:=([.AL26]/[.AL25])*100" office:value-type="float" office:value="8.58261887685633" calcext:value-type="float">
            <text:p>8.58261887685633</text:p>
          </table:table-cell>
          <table:table-cell table:style-name="ce2" table:formula="of:=([.AM26]/[.AM25])*100" office:value-type="float" office:value="3.68193967083256" calcext:value-type="float">
            <text:p>3.68193967083256</text:p>
          </table:table-cell>
          <table:table-cell table:style-name="ce2" table:formula="of:=([.AN26]/[.AN25])*100" office:value-type="float" office:value="5.40629311077397" calcext:value-type="float">
            <text:p>5.40629311077397</text:p>
          </table:table-cell>
          <table:table-cell table:style-name="ce2" table:formula="of:=([.AO26]/[.AO25])*100" office:value-type="float" office:value="2.35319708962015" calcext:value-type="float">
            <text:p>2.35319708962015</text:p>
          </table:table-cell>
          <table:table-cell table:style-name="ce2" table:formula="of:=([.AP26]/[.AP25])*100" office:value-type="float" office:value="5.21724948804206" calcext:value-type="float">
            <text:p>5.21724948804206</text:p>
          </table:table-cell>
          <table:table-cell/>
          <table:table-cell table:style-name="ce2" table:formula="of:=([.AR26]/[.AR25])*100" office:value-type="float" office:value="1.997078178748" calcext:value-type="float">
            <text:p>1.997078178748</text:p>
          </table:table-cell>
          <table:table-cell table:style-name="ce2" table:formula="of:=([.AS26]/[.AS25])*100" office:value-type="float" office:value="12.5013764970612" calcext:value-type="float">
            <text:p>12.5013764970612</text:p>
          </table:table-cell>
          <table:table-cell table:style-name="ce2" table:formula="of:=([.AT26]/[.AT25])*100" office:value-type="float" office:value="3.6944100911497" calcext:value-type="float">
            <text:p>3.6944100911497</text:p>
          </table:table-cell>
          <table:table-cell table:style-name="ce2" table:formula="of:=([.AU26]/[.AU25])*100" office:value-type="float" office:value="8.8655130164378" calcext:value-type="float">
            <text:p>8.8655130164378</text:p>
          </table:table-cell>
          <table:table-cell table:style-name="ce2" table:formula="of:=([.AV26]/[.AV25])*100" office:value-type="float" office:value="3.62557766012555" calcext:value-type="float">
            <text:p>3.62557766012555</text:p>
          </table:table-cell>
          <table:table-cell table:style-name="ce2" table:formula="of:=([.AW26]/[.AW25])*100" office:value-type="float" office:value="9.28725536152862" calcext:value-type="float">
            <text:p>9.28725536152862</text:p>
          </table:table-cell>
          <table:table-cell table:number-columns-repeated="975"/>
        </table:table-row>
        <table:table-row table:style-name="ro1">
          <table:table-cell table:style-name="ce10" office:value-type="string" calcext:value-type="string">
            <text:p>Throughput (Kbps)</text:p>
          </table:table-cell>
          <table:table-cell table:style-name="ce10" table:formula="of:=(12/([.B25]*10^(-3)))/1000" office:value-type="float" office:value="998.801438274071" calcext:value-type="float">
            <text:p>998.801438274071</text:p>
          </table:table-cell>
          <table:table-cell table:style-name="ce10" table:formula="of:=(12/([.C25]*10^(-3)))/1000" office:value-type="float" office:value="396.615547329455" calcext:value-type="float">
            <text:p>396.615547329455</text:p>
          </table:table-cell>
          <table:table-cell table:style-name="ce10" table:formula="of:=(12/([.D25]*10^(-3)))/1000" office:value-type="float" office:value="490.230122189858" calcext:value-type="float">
            <text:p>490.230122189858</text:p>
          </table:table-cell>
          <table:table-cell table:style-name="ce10" table:formula="of:=(12/([.E25]*10^(-3)))/1000" office:value-type="float" office:value="174.111505360821" calcext:value-type="float">
            <text:p>174.111505360821</text:p>
          </table:table-cell>
          <table:table-cell table:style-name="ce10" table:formula="of:=(12/([.F25]*10^(-3)))/1000" office:value-type="float" office:value="264.748125252338" calcext:value-type="float">
            <text:p>264.748125252338</text:p>
          </table:table-cell>
          <table:table-cell table:style-name="ce10" table:formula="of:=(12/([.G25]*10^(-3)))/1000" office:value-type="float" office:value="93.634566136435" calcext:value-type="float">
            <text:p>93.634566136435</text:p>
          </table:table-cell>
          <table:table-cell/>
          <table:table-cell table:style-name="ce10" table:formula="of:=((3*14)/([.I25]*10^(-3)))/1000" office:value-type="float" office:value="552.353948410141" calcext:value-type="float">
            <text:p>552.353948410141</text:p>
          </table:table-cell>
          <table:table-cell table:style-name="ce10" table:formula="of:=((3*14)/([.J25]*10^(-3)))/1000" office:value-type="float" office:value="236.182746962802" calcext:value-type="float">
            <text:p>236.182746962802</text:p>
          </table:table-cell>
          <table:table-cell table:style-name="ce10" table:formula="of:=((3*14)/([.K25]*10^(-3)))/1000" office:value-type="float" office:value="235.780472661254" calcext:value-type="float">
            <text:p>235.780472661254</text:p>
          </table:table-cell>
          <table:table-cell table:style-name="ce10" table:formula="of:=((3*14)/([.L25]*10^(-3)))/1000" office:value-type="float" office:value="103.338434233268" calcext:value-type="float">
            <text:p>103.338434233268</text:p>
          </table:table-cell>
          <table:table-cell table:style-name="ce10" table:formula="of:=((3*14)/([.M25]*10^(-3)))/1000" office:value-type="float" office:value="112.187277962679" calcext:value-type="float">
            <text:p>112.187277962679</text:p>
          </table:table-cell>
          <table:table-cell table:style-name="ce10" table:formula="of:=((3*14)/([.N25]*10^(-3)))/1000" office:value-type="float" office:value="49.2003969066305" calcext:value-type="float">
            <text:p>49.2003969066305</text:p>
          </table:table-cell>
          <table:table-cell/>
          <table:table-cell table:style-name="ce10" table:formula="of:=((4*300)/([.P25]*10^(-3)))/1000" office:value-type="float" office:value="40.1881381565509" calcext:value-type="float">
            <text:p>40.1881381565509</text:p>
          </table:table-cell>
          <table:table-cell table:style-name="ce10" table:formula="of:=((4*300)/([.Q25]*10^(-3)))/1000" office:value-type="float" office:value="28.9728878041676" calcext:value-type="float">
            <text:p>28.9728878041676</text:p>
          </table:table-cell>
          <table:table-cell table:style-name="ce10" table:formula="of:=((4*300)/([.R25]*10^(-3)))/1000" office:value-type="float" office:value="16.8768226638852" calcext:value-type="float">
            <text:p>16.8768226638852</text:p>
          </table:table-cell>
          <table:table-cell table:style-name="ce10" table:formula="of:=((4*300)/([.S25]*10^(-3)))/1000" office:value-type="float" office:value="12.1800202486138" calcext:value-type="float">
            <text:p>12.1800202486138</text:p>
          </table:table-cell>
          <table:table-cell table:style-name="ce10" table:formula="of:=((4*300)/([.T25]*10^(-3)))/1000" office:value-type="float" office:value="8.48775005049575" calcext:value-type="float">
            <text:p>8.48775005049575</text:p>
          </table:table-cell>
          <table:table-cell table:style-name="ce10" table:formula="of:=((4*300)/([.U25]*10^(-3)))/1000" office:value-type="float" office:value="12.2096788850332" calcext:value-type="float">
            <text:p>12.2096788850332</text:p>
          </table:table-cell>
          <table:table-cell/>
          <table:table-cell table:style-name="ce10" table:formula="of:=((5*620)/([.W25]*10^(-3)))/1000" office:value-type="float" office:value="10.2461556732951" calcext:value-type="float">
            <text:p>10.2461556732951</text:p>
          </table:table-cell>
          <table:table-cell table:style-name="ce10" table:formula="of:=((5*620)/([.X25]*10^(-3)))/1000" office:value-type="float" office:value="13.350980142073" calcext:value-type="float">
            <text:p>13.350980142073</text:p>
          </table:table-cell>
          <table:table-cell table:style-name="ce10" table:formula="of:=((5*620)/([.Y25]*10^(-3)))/1000" office:value-type="float" office:value="4.13190799806322" calcext:value-type="float">
            <text:p>4.13190799806322</text:p>
          </table:table-cell>
          <table:table-cell table:style-name="ce10" table:formula="of:=((5*620)/([.Z25]*10^(-3)))/1000" office:value-type="float" office:value="4.59084414885469" calcext:value-type="float">
            <text:p>4.59084414885469</text:p>
          </table:table-cell>
          <table:table-cell table:style-name="ce10" table:formula="of:=((5*620)/([.AA25]*10^(-3)))/1000" office:value-type="float" office:value="2.06539259736709" calcext:value-type="float">
            <text:p>2.06539259736709</text:p>
          </table:table-cell>
          <table:table-cell table:style-name="ce10" table:formula="of:=((5*620)/([.AB25]*10^(-3)))/1000" office:value-type="float" office:value="1.94483127462635" calcext:value-type="float">
            <text:p>1.94483127462635</text:p>
          </table:table-cell>
          <table:table-cell/>
          <table:table-cell table:style-name="ce10" table:formula="of:=((6*1260)/([.AD25]*10^(-3)))/1000" office:value-type="float" office:value="3.18559811755305" calcext:value-type="float">
            <text:p>3.18559811755305</text:p>
          </table:table-cell>
          <table:table-cell table:style-name="ce10" table:formula="of:=((6*1260)/([.AE25]*10^(-3)))/1000" office:value-type="float" office:value="4.02496088136792" calcext:value-type="float">
            <text:p>4.02496088136792</text:p>
          </table:table-cell>
          <table:table-cell table:style-name="ce10" table:formula="of:=((6*1260)/([.AF25]*10^(-3)))/1000" office:value-type="float" office:value="1.26643263622644" calcext:value-type="float">
            <text:p>1.26643263622644</text:p>
          </table:table-cell>
          <table:table-cell table:style-name="ce10" table:formula="of:=((6*1260)/([.AG25]*10^(-3)))/1000" office:value-type="float" office:value="1.85061792179898" calcext:value-type="float">
            <text:p>1.85061792179898</text:p>
          </table:table-cell>
          <table:table-cell table:style-name="ce10" table:formula="of:=((6*1260)/([.AH25]*10^(-3)))/1000" office:value-type="float" office:value="0.634626010053965" calcext:value-type="float">
            <text:p>0.634626010053965</text:p>
          </table:table-cell>
          <table:table-cell table:style-name="ce10" table:formula="of:=((6*1260)/([.AI25]*10^(-3)))/1000" office:value-type="float" office:value="0.901963787561888" calcext:value-type="float">
            <text:p>0.901963787561888</text:p>
          </table:table-cell>
          <table:table-cell/>
          <table:table-cell table:style-name="ce10" table:formula="of:=((7*2540)/([.AK25]*10^(-3)))/1000" office:value-type="float" office:value="0.934129915666486" calcext:value-type="float">
            <text:p>0.934129915666486</text:p>
          </table:table-cell>
          <table:table-cell table:style-name="ce10" table:formula="of:=((7*2540)/([.AL25]*10^(-3)))/1000" office:value-type="float" office:value="1.13560555000823" calcext:value-type="float">
            <text:p>1.13560555000823</text:p>
          </table:table-cell>
          <table:table-cell table:style-name="ce10" table:formula="of:=((7*2540)/([.AM25]*10^(-3)))/1000" office:value-type="float" office:value="0.369089598632226" calcext:value-type="float">
            <text:p>0.369089598632226</text:p>
          </table:table-cell>
          <table:table-cell table:style-name="ce10" table:formula="of:=((7*2540)/([.AN25]*10^(-3)))/1000" office:value-type="float" office:value="0.550818415605913" calcext:value-type="float">
            <text:p>0.550818415605913</text:p>
          </table:table-cell>
          <table:table-cell table:style-name="ce10" table:formula="of:=((7*2540)/([.AO25]*10^(-3)))/1000" office:value-type="float" office:value="0.186065088931585" calcext:value-type="float">
            <text:p>0.186065088931585</text:p>
          </table:table-cell>
          <table:table-cell table:style-name="ce10" table:formula="of:=((7*2540)/([.AP25]*10^(-3)))/1000" office:value-type="float" office:value="0.305455002521581" calcext:value-type="float">
            <text:p>0.305455002521581</text:p>
          </table:table-cell>
          <table:table-cell/>
          <table:table-cell table:style-name="ce10" table:formula="of:=((8*5100)/([.AR25]*10^(-3)))/1000" office:value-type="float" office:value="0.306980903244149" calcext:value-type="float">
            <text:p>0.306980903244149</text:p>
          </table:table-cell>
          <table:table-cell table:style-name="ce10" table:formula="of:=((8*5100)/([.AS25]*10^(-3)))/1000" office:value-type="float" office:value="0.409970138922008" calcext:value-type="float">
            <text:p>0.409970138922008</text:p>
          </table:table-cell>
          <table:table-cell table:style-name="ce10" table:formula="of:=((8*5100)/([.AT25]*10^(-3)))/1000" office:value-type="float" office:value="0.121769601371447" calcext:value-type="float">
            <text:p>0.121769601371447</text:p>
          </table:table-cell>
          <table:table-cell table:style-name="ce10" table:formula="of:=((8*5100)/([.AU25]*10^(-3)))/1000" office:value-type="float" office:value="0.193786302439033" calcext:value-type="float">
            <text:p>0.193786302439033</text:p>
          </table:table-cell>
          <table:table-cell table:style-name="ce10" table:formula="of:=((8*5100)/([.AV25]*10^(-3)))/1000" office:value-type="float" office:value="0.0608856698557551" calcext:value-type="float">
            <text:p>0.060885669855755</text:p>
          </table:table-cell>
          <table:table-cell table:style-name="ce10" table:formula="of:=((8*5100)/([.AW25]*10^(-3)))/1000" office:value-type="float" office:value="0.0970867780780331" calcext:value-type="float">
            <text:p>0.097086778078033</text:p>
          </table:table-cell>
          <table:table-cell table:number-columns-repeated="97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3"/>
          <table:table-cell table:formula="of:=AVERAGE([.AR38:.AR59])" office:value-type="float" office:value="6044.36363636364" calcext:value-type="float">
            <text:p>6044.36363636364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17" calcext:value-type="float">
            <text:p>5917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69" calcext:value-type="float">
            <text:p>606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02" calcext:value-type="float">
            <text:p>5802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410" calcext:value-type="float">
            <text:p>641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601" calcext:value-type="float">
            <text:p>660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181" calcext:value-type="float">
            <text:p>618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31" calcext:value-type="float">
            <text:p>603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410" calcext:value-type="float">
            <text:p>641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716" calcext:value-type="float">
            <text:p>6716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181" calcext:value-type="float">
            <text:p>618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55" calcext:value-type="float">
            <text:p>5955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17" calcext:value-type="float">
            <text:p>5917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31" calcext:value-type="float">
            <text:p>6031</text:p>
          </table:table-cell>
          <table:table-cell table:number-columns-repeated="98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1:21:45.00503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1-05T20:27:00.465459498</dc:date>
    <meta:editing-duration>P1DT1H9M25S</meta:editing-duration>
    <meta:editing-cycles>11</meta:editing-cycles>
    <meta:generator>LibreOffice/6.0.7.3$Linux_AARCH64 LibreOffice_project/00m0$Build-3</meta:generator>
    <meta:document-statistic meta:table-count="1" meta:cell-count="1100" meta:object-count="0"/>
  </office:meta>
</office:document-meta>
</file>